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6D4D22D5.gif"/>
  <manifest:file-entry manifest:media-type="image/gif" manifest:full-path="Pictures/10000000000000C800000064182AAD0A.gif"/>
  <manifest:file-entry manifest:media-type="image/gif" manifest:full-path="Pictures/10000000000000C80000006468CFBD15.gif"/>
  <manifest:file-entry manifest:media-type="image/gif" manifest:full-path="Pictures/10000000000000C8000000649BA2A0A3.gif"/>
  <manifest:file-entry manifest:media-type="image/gif" manifest:full-path="Pictures/10000000000000C800000064951D900E.gif"/>
  <manifest:file-entry manifest:media-type="image/gif" manifest:full-path="Pictures/10000000000000C80000006407B9BAC5.gif"/>
  <manifest:file-entry manifest:media-type="image/gif" manifest:full-path="Pictures/10000000000000C800000064A4A19842.gif"/>
  <manifest:file-entry manifest:media-type="image/gif" manifest:full-path="Pictures/10000000000000C80000006468ED1732.gif"/>
  <manifest:file-entry manifest:media-type="image/gif" manifest:full-path="Pictures/1000000000000258000002589071F1F9.gif"/>
  <manifest:file-entry manifest:media-type="image/gif" manifest:full-path="Pictures/100000000000025800000258A97484DB.gif"/>
  <manifest:file-entry manifest:media-type="image/gif" manifest:full-path="Pictures/10000000000000C8000000645BA27931.gif"/>
  <manifest:file-entry manifest:media-type="image/gif" manifest:full-path="Pictures/1000000000000258000002585F33F38B.gif"/>
  <manifest:file-entry manifest:media-type="image/gif" manifest:full-path="Pictures/10000000000000C800000064F1C736FA.gif"/>
  <manifest:file-entry manifest:media-type="image/gif" manifest:full-path="Pictures/10000000000000C800000064A1D54D7C.gif"/>
  <manifest:file-entry manifest:media-type="image/gif" manifest:full-path="Pictures/10000000000000C8000000641680BABF.gif"/>
  <manifest:file-entry manifest:media-type="image/gif" manifest:full-path="Pictures/1000000000000258000002583AFE89CF.gif"/>
  <manifest:file-entry manifest:media-type="image/gif" manifest:full-path="Pictures/10000000000000C800000064D0381C85.gif"/>
  <manifest:file-entry manifest:media-type="image/gif" manifest:full-path="Pictures/100000000000025800000258DD8AADB8.gif"/>
  <manifest:file-entry manifest:media-type="image/gif" manifest:full-path="Pictures/10000000000000C8000000649DEB2F5D.gif"/>
  <manifest:file-entry manifest:media-type="image/gif" manifest:full-path="Pictures/10000000000000C80000006405EB7172.gif"/>
  <manifest:file-entry manifest:media-type="image/gif" manifest:full-path="Pictures/10000000000000C800000064CF600F0C.gif"/>
  <manifest:file-entry manifest:media-type="image/gif" manifest:full-path="Pictures/10000000000002580000025850F8B465.gif"/>
  <manifest:file-entry manifest:media-type="image/gif" manifest:full-path="Pictures/10000000000000C800000064804B4F24.gif"/>
  <manifest:file-entry manifest:media-type="image/gif" manifest:full-path="Pictures/10000000000000C800000064E06DC685.gif"/>
  <manifest:file-entry manifest:media-type="image/gif" manifest:full-path="Pictures/10000000000000C800000064035B77BD.gif"/>
  <manifest:file-entry manifest:media-type="image/gif" manifest:full-path="Pictures/10000000000000C8000000645D527940.gif"/>
  <manifest:file-entry manifest:media-type="image/gif" manifest:full-path="Pictures/10000000000000C800000064B38E65F6.gif"/>
  <manifest:file-entry manifest:media-type="image/gif" manifest:full-path="Pictures/10000000000000C8000000645EA0E13F.gif"/>
  <manifest:file-entry manifest:media-type="image/gif" manifest:full-path="Pictures/10000000000000C800000064FBC59473.gif"/>
  <manifest:file-entry manifest:media-type="image/gif" manifest:full-path="Pictures/10000000000000C800000064061D7716.gif"/>
  <manifest:file-entry manifest:media-type="image/gif" manifest:full-path="Pictures/10000000000000C8000000643E58894B.gif"/>
  <manifest:file-entry manifest:media-type="image/gif" manifest:full-path="Pictures/10000000000000C800000064C816B100.gif"/>
  <manifest:file-entry manifest:media-type="image/gif" manifest:full-path="Pictures/10000000000000C800000064606D4165.gif"/>
  <manifest:file-entry manifest:media-type="image/gif" manifest:full-path="Pictures/10000000000000C80000006456A607C2.gif"/>
  <manifest:file-entry manifest:media-type="image/gif" manifest:full-path="Pictures/10000000000000C800000064AAF18CDF.gif"/>
  <manifest:file-entry manifest:media-type="image/gif" manifest:full-path="Pictures/10000000000000C800000064DC8732B3.gif"/>
  <manifest:file-entry manifest:media-type="image/gif" manifest:full-path="Pictures/10000000000000C8000000648607CD0E.gif"/>
  <manifest:file-entry manifest:media-type="image/gif" manifest:full-path="Pictures/10000000000000C800000064927B69EB.gif"/>
  <manifest:file-entry manifest:media-type="image/gif" manifest:full-path="Pictures/10000000000000C80000006452DE38B1.gif"/>
  <manifest:file-entry manifest:media-type="image/gif" manifest:full-path="Pictures/10000000000000C800000064BAB84C34.gif"/>
  <manifest:file-entry manifest:media-type="image/gif" manifest:full-path="Pictures/10000000000000C8000000640FE827D4.gif"/>
  <manifest:file-entry manifest:media-type="image/gif" manifest:full-path="Pictures/10000000000000C800000064DD4FB76D.gif"/>
  <manifest:file-entry manifest:media-type="image/gif" manifest:full-path="Pictures/1000000000000258000002585E14F164.gif"/>
  <manifest:file-entry manifest:media-type="image/gif" manifest:full-path="Pictures/10000000000000C800000064FA36C946.gif"/>
  <manifest:file-entry manifest:media-type="image/gif" manifest:full-path="Pictures/10000000000000C800000064B0F4ADFE.gif"/>
  <manifest:file-entry manifest:media-type="image/gif" manifest:full-path="Pictures/10000000000000C80000006434E9FA5D.gif"/>
  <manifest:file-entry manifest:media-type="image/gif" manifest:full-path="Pictures/10000000000000C8000000644CA5BB9B.gif"/>
  <manifest:file-entry manifest:media-type="image/gif" manifest:full-path="Pictures/10000000000000C8000000646BC730C9.gif"/>
  <manifest:file-entry manifest:media-type="image/gif" manifest:full-path="Pictures/10000000000000C8000000648583054D.gif"/>
  <manifest:file-entry manifest:media-type="image/gif" manifest:full-path="Pictures/10000000000000C80000006428703E8F.gif"/>
  <manifest:file-entry manifest:media-type="image/gif" manifest:full-path="Pictures/1000000000000258000002587BC5C660.gif"/>
  <manifest:file-entry manifest:media-type="image/gif" manifest:full-path="Pictures/10000000000000C8000000648646C8F4.gif"/>
  <manifest:file-entry manifest:media-type="image/gif" manifest:full-path="Pictures/10000000000000C800000064ADF1295E.gif"/>
  <manifest:file-entry manifest:media-type="image/gif" manifest:full-path="Pictures/10000000000000C8000000644D2DC28F.gif"/>
  <manifest:file-entry manifest:media-type="image/gif" manifest:full-path="Pictures/10000000000000C8000000642C1B3EF1.gif"/>
  <manifest:file-entry manifest:media-type="image/gif" manifest:full-path="Pictures/10000000000000C80000006496162DF7.gif"/>
  <manifest:file-entry manifest:media-type="image/gif" manifest:full-path="Pictures/10000000000000C800000064C8DEB7DE.gif"/>
  <manifest:file-entry manifest:media-type="image/gif" manifest:full-path="Pictures/10000000000000C80000006485D75A6D.gif"/>
  <manifest:file-entry manifest:media-type="image/gif" manifest:full-path="Pictures/10000000000000C80000006400A47C25.gif"/>
  <manifest:file-entry manifest:media-type="image/gif" manifest:full-path="Pictures/10000000000000C80000006440EA00FC.gif"/>
  <manifest:file-entry manifest:media-type="image/gif" manifest:full-path="Pictures/10000000000000C8000000648550D67D.gif"/>
  <manifest:file-entry manifest:media-type="image/gif" manifest:full-path="Pictures/10000000000000C8000000645F10FCDF.gif"/>
  <manifest:file-entry manifest:media-type="image/gif" manifest:full-path="Pictures/10000000000000C8000000646E8FC701.gif"/>
  <manifest:file-entry manifest:media-type="image/gif" manifest:full-path="Pictures/10000000000000C800000064520BE611.gif"/>
  <manifest:file-entry manifest:media-type="image/gif" manifest:full-path="Pictures/10000000000000C80000006468E245FF.gif"/>
  <manifest:file-entry manifest:media-type="image/gif" manifest:full-path="Pictures/10000000000000C800000064B14C3D02.gif"/>
  <manifest:file-entry manifest:media-type="image/gif" manifest:full-path="Pictures/10000000000000C800000064F41268AC.gif"/>
  <manifest:file-entry manifest:media-type="image/gif" manifest:full-path="Pictures/10000000000000C800000064D7F865FF.gif"/>
  <manifest:file-entry manifest:media-type="image/gif" manifest:full-path="Pictures/100000000000025800000258AA61CA74.gif"/>
  <manifest:file-entry manifest:media-type="image/gif" manifest:full-path="Pictures/10000000000000C8000000649F8DC749.gif"/>
  <manifest:file-entry manifest:media-type="image/gif" manifest:full-path="Pictures/10000000000000C8000000640953C46F.gif"/>
  <manifest:file-entry manifest:media-type="image/gif" manifest:full-path="Pictures/10000000000000C800000064FE7D64DD.gif"/>
  <manifest:file-entry manifest:media-type="image/gif" manifest:full-path="Pictures/10000000000002580000025851D3F45C.gif"/>
  <manifest:file-entry manifest:media-type="image/gif" manifest:full-path="Pictures/10000000000000C8000000648E3BAC26.gif"/>
  <manifest:file-entry manifest:media-type="image/gif" manifest:full-path="Pictures/10000000000000C80000006402716E26.gif"/>
  <manifest:file-entry manifest:media-type="image/gif" manifest:full-path="Pictures/10000000000000C800000064FA569378.gif"/>
  <manifest:file-entry manifest:media-type="image/gif" manifest:full-path="Pictures/10000000000000C800000064E2E94BEA.gif"/>
  <manifest:file-entry manifest:media-type="image/gif" manifest:full-path="Pictures/10000000000000C800000064BD71AAA9.gif"/>
  <manifest:file-entry manifest:media-type="image/gif" manifest:full-path="Pictures/10000000000000C800000064B602C563.gif"/>
  <manifest:file-entry manifest:media-type="image/gif" manifest:full-path="Pictures/10000000000000C8000000644609AE8C.gif"/>
  <manifest:file-entry manifest:media-type="image/gif" manifest:full-path="Pictures/10000000000000C800000064C67F4447.gif"/>
  <manifest:file-entry manifest:media-type="image/gif" manifest:full-path="Pictures/10000000000000C80000006425E08616.gif"/>
  <manifest:file-entry manifest:media-type="image/gif" manifest:full-path="Pictures/10000000000000C80000006487C7FAAA.gif"/>
  <manifest:file-entry manifest:media-type="image/gif" manifest:full-path="Pictures/10000000000000C800000064A73C5ACD.gif"/>
  <manifest:file-entry manifest:media-type="image/gif" manifest:full-path="Pictures/10000000000000C8000000643A2E8A85.gif"/>
  <manifest:file-entry manifest:media-type="image/gif" manifest:full-path="Pictures/100000000000025800000258428D6DA8.gif"/>
  <manifest:file-entry manifest:media-type="image/gif" manifest:full-path="Pictures/10000000000000C8000000648B8069BF.gif"/>
  <manifest:file-entry manifest:media-type="image/gif" manifest:full-path="Pictures/10000000000000C800000064C0F07904.gif"/>
  <manifest:file-entry manifest:media-type="image/gif" manifest:full-path="Pictures/10000000000000C800000064BB744B85.gif"/>
  <manifest:file-entry manifest:media-type="image/gif" manifest:full-path="Pictures/10000000000000C800000064642CD5AA.gif"/>
  <manifest:file-entry manifest:media-type="image/gif" manifest:full-path="Pictures/10000000000000C80000006478686E11.gif"/>
  <manifest:file-entry manifest:media-type="image/gif" manifest:full-path="Pictures/10000000000000C8000000642B2B2DA2.gif"/>
  <manifest:file-entry manifest:media-type="image/gif" manifest:full-path="Pictures/10000000000000C800000064FDA2FC48.gif"/>
  <manifest:file-entry manifest:media-type="image/gif" manifest:full-path="Pictures/10000000000000C800000064FE82DE48.gif"/>
  <manifest:file-entry manifest:media-type="image/gif" manifest:full-path="Pictures/10000000000000C800000064AB17A97F.gif"/>
  <manifest:file-entry manifest:media-type="image/gif" manifest:full-path="Pictures/10000000000000C800000064E85F5DDC.gif"/>
  <manifest:file-entry manifest:media-type="image/gif" manifest:full-path="Pictures/10000000000000C80000006411B0361F.gif"/>
  <manifest:file-entry manifest:media-type="image/gif" manifest:full-path="Pictures/10000000000000C8000000640DFD1FB9.gif"/>
  <manifest:file-entry manifest:media-type="image/gif" manifest:full-path="Pictures/10000000000000C800000064AF8F26BA.gif"/>
  <manifest:file-entry manifest:media-type="image/gif" manifest:full-path="Pictures/10000000000000C800000064F799D5B1.gif"/>
  <manifest:file-entry manifest:media-type="image/gif" manifest:full-path="Pictures/10000000000000C800000064E36CECF9.gif"/>
  <manifest:file-entry manifest:media-type="image/gif" manifest:full-path="Pictures/10000000000000C8000000646AB0A96E.gif"/>
  <manifest:file-entry manifest:media-type="image/gif" manifest:full-path="Pictures/10000000000000C800000064ED022001.gif"/>
  <manifest:file-entry manifest:media-type="image/gif" manifest:full-path="Pictures/10000000000000C800000064B2770E27.gif"/>
  <manifest:file-entry manifest:media-type="image/gif" manifest:full-path="Pictures/10000000000000C800000064FA29673A.gif"/>
  <manifest:file-entry manifest:media-type="image/gif" manifest:full-path="Pictures/10000000000000C800000064B87E36FB.gif"/>
  <manifest:file-entry manifest:media-type="image/gif" manifest:full-path="Pictures/10000000000000C8000000642B4F444F.gif"/>
  <manifest:file-entry manifest:media-type="image/gif" manifest:full-path="Pictures/10000000000000C8000000645EBDDE60.gif"/>
  <manifest:file-entry manifest:media-type="image/gif" manifest:full-path="Pictures/10000000000000C80000006490501E38.gif"/>
  <manifest:file-entry manifest:media-type="image/gif" manifest:full-path="Pictures/10000000000000C800000064A016C03A.gif"/>
  <manifest:file-entry manifest:media-type="image/gif" manifest:full-path="Pictures/10000000000000C800000064C33B16B0.gif"/>
  <manifest:file-entry manifest:media-type="image/gif" manifest:full-path="Pictures/10000000000000C800000064AD9A12CE.gif"/>
  <manifest:file-entry manifest:media-type="image/gif" manifest:full-path="Pictures/10000000000000C800000064DF875275.gif"/>
  <manifest:file-entry manifest:media-type="image/gif" manifest:full-path="Pictures/10000000000000C800000064767D8378.gif"/>
  <manifest:file-entry manifest:media-type="image/gif" manifest:full-path="Pictures/10000000000000C80000006499AE5661.gif"/>
  <manifest:file-entry manifest:media-type="image/gif" manifest:full-path="Pictures/10000000000000C80000006474F0EB5A.gif"/>
  <manifest:file-entry manifest:media-type="image/gif" manifest:full-path="Pictures/10000000000000C800000064C7EC3201.gif"/>
  <manifest:file-entry manifest:media-type="image/gif" manifest:full-path="Pictures/10000000000000C8000000644D5A9D94.gif"/>
  <manifest:file-entry manifest:media-type="image/gif" manifest:full-path="Pictures/10000000000000C800000064A263E209.gif"/>
  <manifest:file-entry manifest:media-type="image/gif" manifest:full-path="Pictures/10000000000000C800000064AEBA4624.gif"/>
  <manifest:file-entry manifest:media-type="image/gif" manifest:full-path="Pictures/10000000000000C800000064069DE243.gif"/>
  <manifest:file-entry manifest:media-type="image/gif" manifest:full-path="Pictures/10000000000000C8000000640336B40D.gif"/>
  <manifest:file-entry manifest:media-type="image/gif" manifest:full-path="Pictures/10000000000000C800000064AB847AF6.gif"/>
  <manifest:file-entry manifest:media-type="image/gif" manifest:full-path="Pictures/10000000000000C8000000647BD5B6F0.gif"/>
  <manifest:file-entry manifest:media-type="image/gif" manifest:full-path="Pictures/10000000000000C800000064F1E135E7.gif"/>
  <manifest:file-entry manifest:media-type="image/gif" manifest:full-path="Pictures/10000000000000C80000006407015005.gif"/>
  <manifest:file-entry manifest:media-type="image/gif" manifest:full-path="Pictures/10000000000000C800000064E578BD0A.gif"/>
  <manifest:file-entry manifest:media-type="image/gif" manifest:full-path="Pictures/10000000000000C80000006497019680.gif"/>
  <manifest:file-entry manifest:media-type="image/gif" manifest:full-path="Pictures/10000000000000C800000064E254985B.gif"/>
  <manifest:file-entry manifest:media-type="image/gif" manifest:full-path="Pictures/10000000000000C8000000649E3519CF.gif"/>
  <manifest:file-entry manifest:media-type="image/gif" manifest:full-path="Pictures/10000000000000C800000064D03FF9CE.gif"/>
  <manifest:file-entry manifest:media-type="image/gif" manifest:full-path="Pictures/10000000000000C800000064A1BACD28.gif"/>
  <manifest:file-entry manifest:media-type="image/gif" manifest:full-path="Pictures/10000000000000C800000064DDF33EB8.gif"/>
  <manifest:file-entry manifest:media-type="image/gif" manifest:full-path="Pictures/10000000000000C800000064BA53C5E4.gif"/>
  <manifest:file-entry manifest:media-type="image/gif" manifest:full-path="Pictures/10000000000000C8000000644A68CE51.gif"/>
  <manifest:file-entry manifest:media-type="image/gif" manifest:full-path="Pictures/10000000000000C800000064A348F6A6.gif"/>
  <manifest:file-entry manifest:media-type="image/gif" manifest:full-path="Pictures/10000000000000C8000000645AE9D654.gif"/>
  <manifest:file-entry manifest:media-type="image/gif" manifest:full-path="Pictures/10000000000000C8000000641A99C3DC.gif"/>
  <manifest:file-entry manifest:media-type="image/gif" manifest:full-path="Pictures/10000000000002580000025809258399.gif"/>
  <manifest:file-entry manifest:media-type="image/gif" manifest:full-path="Pictures/10000000000000C8000000640164E93A.gif"/>
  <manifest:file-entry manifest:media-type="image/gif" manifest:full-path="Pictures/10000000000000C800000064F0C42E4B.gif"/>
  <manifest:file-entry manifest:media-type="image/gif" manifest:full-path="Pictures/10000000000000C8000000644163B2AB.gif"/>
  <manifest:file-entry manifest:media-type="image/gif" manifest:full-path="Pictures/10000000000000C80000006413B9E85D.gif"/>
  <manifest:file-entry manifest:media-type="image/gif" manifest:full-path="Pictures/10000000000000C80000006492EDD67C.gif"/>
  <manifest:file-entry manifest:media-type="image/gif" manifest:full-path="Pictures/10000000000002580000025828B88B4F.gif"/>
  <manifest:file-entry manifest:media-type="image/gif" manifest:full-path="Pictures/10000000000000C80000006409C933D7.gif"/>
  <manifest:file-entry manifest:media-type="image/gif" manifest:full-path="Pictures/10000000000002580000025890FDB3BD.gif"/>
  <manifest:file-entry manifest:media-type="image/gif" manifest:full-path="Pictures/10000000000000C800000064EC4ACEBC.gif"/>
  <manifest:file-entry manifest:media-type="image/gif" manifest:full-path="Pictures/10000000000000C800000064F2C34DEA.gif"/>
  <manifest:file-entry manifest:media-type="image/gif" manifest:full-path="Pictures/10000000000000C8000000642EBCB7AD.gif"/>
  <manifest:file-entry manifest:media-type="image/gif" manifest:full-path="Pictures/10000000000000C800000064A7910B93.gif"/>
  <manifest:file-entry manifest:media-type="image/gif" manifest:full-path="Pictures/10000000000000C8000000647991B0DD.gif"/>
  <manifest:file-entry manifest:media-type="image/gif" manifest:full-path="Pictures/10000000000000C8000000642CA1ADD0.gif"/>
  <manifest:file-entry manifest:media-type="image/gif" manifest:full-path="Pictures/10000000000000C8000000640028D83E.gif"/>
  <manifest:file-entry manifest:media-type="image/gif" manifest:full-path="Pictures/10000000000000C800000064D13E2F41.gif"/>
  <manifest:file-entry manifest:media-type="image/gif" manifest:full-path="Pictures/10000000000000C80000006424D9C7CF.gif"/>
  <manifest:file-entry manifest:media-type="image/gif" manifest:full-path="Pictures/10000000000000C800000064D3187A39.gif"/>
  <manifest:file-entry manifest:media-type="image/gif" manifest:full-path="Pictures/10000000000000C8000000644427FC07.gif"/>
  <manifest:file-entry manifest:media-type="image/gif" manifest:full-path="Pictures/1000000000000258000002585F6A4DFA.gif"/>
  <manifest:file-entry manifest:media-type="image/gif" manifest:full-path="Pictures/10000000000000C800000064C18C3404.gif"/>
  <manifest:file-entry manifest:media-type="image/gif" manifest:full-path="Pictures/10000000000000C8000000644FDF171F.gif"/>
  <manifest:file-entry manifest:media-type="image/gif" manifest:full-path="Pictures/10000000000000C800000064FFD33A0A.gif"/>
  <manifest:file-entry manifest:media-type="image/gif" manifest:full-path="Pictures/10000000000000C800000064AE3120D4.gif"/>
  <manifest:file-entry manifest:media-type="image/gif" manifest:full-path="Pictures/10000000000000C800000064BE126BE8.gif"/>
  <manifest:file-entry manifest:media-type="image/gif" manifest:full-path="Pictures/10000000000000C800000064CF0081F4.gif"/>
  <manifest:file-entry manifest:media-type="image/gif" manifest:full-path="Pictures/10000000000000C800000064184B110B.gif"/>
  <manifest:file-entry manifest:media-type="image/gif" manifest:full-path="Pictures/10000000000000C800000064D33EADB5.gif"/>
  <manifest:file-entry manifest:media-type="image/gif" manifest:full-path="Pictures/10000000000000C80000006435D837B3.gif"/>
  <manifest:file-entry manifest:media-type="image/gif" manifest:full-path="Pictures/100000000000025800000258331DF2F1.gif"/>
  <manifest:file-entry manifest:media-type="image/gif" manifest:full-path="Pictures/10000000000000C800000064C44A5F04.gif"/>
  <manifest:file-entry manifest:media-type="image/gif" manifest:full-path="Pictures/10000000000000C8000000646127333C.gif"/>
  <manifest:file-entry manifest:media-type="image/gif" manifest:full-path="Pictures/10000000000000C80000006421131A30.gif"/>
  <manifest:file-entry manifest:media-type="image/gif" manifest:full-path="Pictures/10000000000000C800000064E611DD86.gif"/>
  <manifest:file-entry manifest:media-type="image/gif" manifest:full-path="Pictures/10000000000000C800000064BD537397.gif"/>
  <manifest:file-entry manifest:media-type="image/gif" manifest:full-path="Pictures/10000000000000C8000000640F10C3AC.gif"/>
  <manifest:file-entry manifest:media-type="image/gif" manifest:full-path="Pictures/10000000000000C8000000647C5B39FB.gif"/>
  <manifest:file-entry manifest:media-type="image/gif" manifest:full-path="Pictures/10000000000000C800000064F87C1114.gif"/>
  <manifest:file-entry manifest:media-type="image/gif" manifest:full-path="Pictures/10000000000000C800000064652B4310.gif"/>
  <manifest:file-entry manifest:media-type="image/gif" manifest:full-path="Pictures/100000000000025800000258DCEF0258.gif"/>
  <manifest:file-entry manifest:media-type="image/gif" manifest:full-path="Pictures/10000000000000C800000064F9B4D0B5.gif"/>
  <manifest:file-entry manifest:media-type="image/gif" manifest:full-path="Pictures/10000000000000C80000006489277748.gif"/>
  <manifest:file-entry manifest:media-type="image/gif" manifest:full-path="Pictures/1000000000000258000002583600362B.gif"/>
  <manifest:file-entry manifest:media-type="image/gif" manifest:full-path="Pictures/10000000000000C800000064A6A7B89E.gif"/>
  <manifest:file-entry manifest:media-type="image/gif" manifest:full-path="Pictures/10000000000000C800000064E95B22A7.gif"/>
  <manifest:file-entry manifest:media-type="image/gif" manifest:full-path="Pictures/10000000000000C800000064C325D8B1.gif"/>
  <manifest:file-entry manifest:media-type="image/gif" manifest:full-path="Pictures/10000000000000C800000064C9FE6E73.gif"/>
  <manifest:file-entry manifest:media-type="image/gif" manifest:full-path="Pictures/10000000000000C800000064656CE5B8.gif"/>
  <manifest:file-entry manifest:media-type="image/gif" manifest:full-path="Pictures/10000000000000C800000064093E07DF.gif"/>
  <manifest:file-entry manifest:media-type="image/gif" manifest:full-path="Pictures/10000000000000C800000064C273C162.gif"/>
  <manifest:file-entry manifest:media-type="image/gif" manifest:full-path="Pictures/10000000000000C800000064DFF56E74.gif"/>
  <manifest:file-entry manifest:media-type="image/gif" manifest:full-path="Pictures/100000000000025800000258A5CDACF2.gif"/>
  <manifest:file-entry manifest:media-type="image/gif" manifest:full-path="Pictures/10000000000000C800000064C5452326.gif"/>
  <manifest:file-entry manifest:media-type="image/gif" manifest:full-path="Pictures/10000000000000C8000000644FC25D69.gif"/>
  <manifest:file-entry manifest:media-type="image/gif" manifest:full-path="Pictures/10000000000000C800000064B4680AE4.gif"/>
  <manifest:file-entry manifest:media-type="image/gif" manifest:full-path="Pictures/10000000000000C8000000648C2A3F2F.gif"/>
  <manifest:file-entry manifest:media-type="image/gif" manifest:full-path="Pictures/10000000000000C800000064AFBCA6D5.gif"/>
  <manifest:file-entry manifest:media-type="image/gif" manifest:full-path="Pictures/10000000000000C80000006489E9F1ED.gif"/>
  <manifest:file-entry manifest:media-type="image/gif" manifest:full-path="Pictures/10000000000000C800000064A45450B6.gif"/>
  <manifest:file-entry manifest:media-type="image/gif" manifest:full-path="Pictures/10000000000000C8000000642EEEB112.gif"/>
  <manifest:file-entry manifest:media-type="image/gif" manifest:full-path="Pictures/10000000000000C800000064D4F0A06A.gif"/>
  <manifest:file-entry manifest:media-type="image/gif" manifest:full-path="Pictures/100000000000025800000258A21BF1AE.gif"/>
  <manifest:file-entry manifest:media-type="image/gif" manifest:full-path="Pictures/10000000000000C800000064CC2EF7AB.gif"/>
  <manifest:file-entry manifest:media-type="image/gif" manifest:full-path="Pictures/10000000000000C80000006415DD4A5B.gif"/>
  <manifest:file-entry manifest:media-type="image/gif" manifest:full-path="Pictures/10000000000000C800000064CF2A6123.gif"/>
  <manifest:file-entry manifest:media-type="image/gif" manifest:full-path="Pictures/10000000000000C8000000642D4CC68B.gif"/>
  <manifest:file-entry manifest:media-type="image/gif" manifest:full-path="Pictures/10000000000000C800000064C592FC0C.gif"/>
  <manifest:file-entry manifest:media-type="image/gif" manifest:full-path="Pictures/10000000000000C80000006443DF50C7.gif"/>
  <manifest:file-entry manifest:media-type="image/gif" manifest:full-path="Pictures/10000000000000C8000000649C40BF92.gif"/>
  <manifest:file-entry manifest:media-type="image/gif" manifest:full-path="Pictures/10000000000000C800000064ADAABE85.gif"/>
  <manifest:file-entry manifest:media-type="image/gif" manifest:full-path="Pictures/10000000000000C800000064DFF584F5.gif"/>
  <manifest:file-entry manifest:media-type="image/gif" manifest:full-path="Pictures/10000000000000C800000064B472A84A.gif"/>
  <manifest:file-entry manifest:media-type="image/gif" manifest:full-path="Pictures/10000000000000C8000000645FDE4635.gif"/>
  <manifest:file-entry manifest:media-type="image/gif" manifest:full-path="Pictures/10000000000000C800000064157D0BE2.gif"/>
  <manifest:file-entry manifest:media-type="image/gif" manifest:full-path="Pictures/10000000000000C80000006462588937.gif"/>
  <manifest:file-entry manifest:media-type="image/gif" manifest:full-path="Pictures/10000000000000C8000000649F287163.gif"/>
  <manifest:file-entry manifest:media-type="image/gif" manifest:full-path="Pictures/10000000000000C80000006499CA3D34.gif"/>
  <manifest:file-entry manifest:media-type="image/gif" manifest:full-path="Pictures/10000000000000C80000006488D82368.gif"/>
  <manifest:file-entry manifest:media-type="image/gif" manifest:full-path="Pictures/10000000000000C80000006434EB9033.gif"/>
  <manifest:file-entry manifest:media-type="image/gif" manifest:full-path="Pictures/10000000000000C8000000643BAD44D0.gif"/>
  <manifest:file-entry manifest:media-type="image/gif" manifest:full-path="Pictures/10000000000000C800000064382F76E5.gif"/>
  <manifest:file-entry manifest:media-type="image/gif" manifest:full-path="Pictures/10000000000000C800000064AD558BAB.gif"/>
  <manifest:file-entry manifest:media-type="image/gif" manifest:full-path="Pictures/10000000000000C8000000648A280EF7.gif"/>
  <manifest:file-entry manifest:media-type="image/gif" manifest:full-path="Pictures/10000000000000C8000000647DE9B301.gif"/>
  <manifest:file-entry manifest:media-type="image/gif" manifest:full-path="Pictures/10000000000000C8000000648B898A8E.gif"/>
  <manifest:file-entry manifest:media-type="image/gif" manifest:full-path="Pictures/10000000000000C8000000643E3D96DD.gif"/>
  <manifest:file-entry manifest:media-type="image/gif" manifest:full-path="Pictures/10000000000000C800000064438D9F5B.gif"/>
  <manifest:file-entry manifest:media-type="image/gif" manifest:full-path="Pictures/10000000000000C800000064DB5B5F23.gif"/>
  <manifest:file-entry manifest:media-type="image/gif" manifest:full-path="Pictures/10000000000000C8000000646EEA6A81.gif"/>
  <manifest:file-entry manifest:media-type="image/gif" manifest:full-path="Pictures/10000000000000C80000006449E8EF39.gif"/>
  <manifest:file-entry manifest:media-type="image/gif" manifest:full-path="Pictures/100000000000025800000258CE634E3E.gif"/>
  <manifest:file-entry manifest:media-type="image/gif" manifest:full-path="Pictures/10000000000000C800000064B8B21142.gif"/>
  <manifest:file-entry manifest:media-type="image/gif" manifest:full-path="Pictures/100000000000025800000258F205024B.gif"/>
  <manifest:file-entry manifest:media-type="image/gif" manifest:full-path="Pictures/10000000000000C8000000641C82949E.gif"/>
  <manifest:file-entry manifest:media-type="image/gif" manifest:full-path="Pictures/10000000000000C80000006417F6F49A.gif"/>
  <manifest:file-entry manifest:media-type="image/gif" manifest:full-path="Pictures/10000000000000C8000000641D860EDA.gif"/>
  <manifest:file-entry manifest:media-type="image/gif" manifest:full-path="Pictures/10000000000000C80000006451660568.gif"/>
  <manifest:file-entry manifest:media-type="image/gif" manifest:full-path="Pictures/10000000000000C800000064F04C1758.gif"/>
  <manifest:file-entry manifest:media-type="image/gif" manifest:full-path="Pictures/10000000000000C800000064CBA24225.gif"/>
  <manifest:file-entry manifest:media-type="image/gif" manifest:full-path="Pictures/10000000000000C8000000647E678027.gif"/>
  <manifest:file-entry manifest:media-type="image/gif" manifest:full-path="Pictures/100000000000025800000258B23DD0A1.gif"/>
  <manifest:file-entry manifest:media-type="image/gif" manifest:full-path="Pictures/10000000000000C800000064C4CE4488.gif"/>
  <manifest:file-entry manifest:media-type="image/gif" manifest:full-path="Pictures/10000000000000C8000000643C79FEE5.gif"/>
  <manifest:file-entry manifest:media-type="image/gif" manifest:full-path="Pictures/10000000000000C800000064AA324A7E.gif"/>
  <manifest:file-entry manifest:media-type="image/gif" manifest:full-path="Pictures/1000000000000258000002587B7507A6.gif"/>
  <manifest:file-entry manifest:media-type="image/gif" manifest:full-path="Pictures/10000000000000C800000064DA1D0BCF.gif"/>
  <manifest:file-entry manifest:media-type="image/gif" manifest:full-path="Pictures/10000000000000C8000000647DB02250.gif"/>
  <manifest:file-entry manifest:media-type="image/gif" manifest:full-path="Pictures/10000000000002580000025887C0F99A.gif"/>
  <manifest:file-entry manifest:media-type="image/gif" manifest:full-path="Pictures/10000000000000C80000006408D3A297.gif"/>
  <manifest:file-entry manifest:media-type="image/gif" manifest:full-path="Pictures/10000000000000C8000000647C6C46CC.gif"/>
  <manifest:file-entry manifest:media-type="image/gif" manifest:full-path="Pictures/10000000000000C800000064E72728F2.gif"/>
  <manifest:file-entry manifest:media-type="image/gif" manifest:full-path="Pictures/10000000000000C8000000645E0B2BD4.gif"/>
  <manifest:file-entry manifest:media-type="image/gif" manifest:full-path="Pictures/100000000000025800000258DEE7D26B.gif"/>
  <manifest:file-entry manifest:media-type="image/gif" manifest:full-path="Pictures/10000000000000C800000064190ABD75.gif"/>
  <manifest:file-entry manifest:media-type="image/gif" manifest:full-path="Pictures/1000000000000258000002580469CE20.gif"/>
  <manifest:file-entry manifest:media-type="image/gif" manifest:full-path="Pictures/10000000000000C800000064D0D50548.gif"/>
  <manifest:file-entry manifest:media-type="image/gif" manifest:full-path="Pictures/10000000000000C80000006451509E3C.gif"/>
  <manifest:file-entry manifest:media-type="image/gif" manifest:full-path="Pictures/10000000000000C8000000642B2D185E.gif"/>
  <manifest:file-entry manifest:media-type="image/gif" manifest:full-path="Pictures/10000000000000C800000064B89CCD9E.gif"/>
  <manifest:file-entry manifest:media-type="image/gif" manifest:full-path="Pictures/10000000000000C800000064CC1420EA.gif"/>
  <manifest:file-entry manifest:media-type="image/gif" manifest:full-path="Pictures/10000000000000C800000064C9441F6B.gif"/>
  <manifest:file-entry manifest:media-type="image/gif" manifest:full-path="Pictures/10000000000000C8000000643E1717CA.gif"/>
  <manifest:file-entry manifest:media-type="image/gif" manifest:full-path="Pictures/10000000000000C800000064E23FAFE9.gif"/>
  <manifest:file-entry manifest:media-type="image/gif" manifest:full-path="Pictures/10000000000000C800000064CBA26D79.gif"/>
  <manifest:file-entry manifest:media-type="image/gif" manifest:full-path="Pictures/10000000000000C800000064804D7AD8.gif"/>
  <manifest:file-entry manifest:media-type="image/gif" manifest:full-path="Pictures/10000000000000C8000000648DEE1A9D.gif"/>
  <manifest:file-entry manifest:media-type="image/gif" manifest:full-path="Pictures/10000000000000C8000000643C1F01B2.gif"/>
  <manifest:file-entry manifest:media-type="image/gif" manifest:full-path="Pictures/10000000000000C8000000648B7575D7.gif"/>
  <manifest:file-entry manifest:media-type="image/gif" manifest:full-path="Pictures/100000000000025800000258DB380C02.gif"/>
  <manifest:file-entry manifest:media-type="image/gif" manifest:full-path="Pictures/10000000000000C800000064D2986D2C.gif"/>
  <manifest:file-entry manifest:media-type="image/gif" manifest:full-path="Pictures/10000000000000C8000000644EECD6D2.gif"/>
  <manifest:file-entry manifest:media-type="image/gif" manifest:full-path="Pictures/10000000000000C800000064B491B7DF.gif"/>
  <manifest:file-entry manifest:media-type="image/gif" manifest:full-path="Pictures/10000000000000C800000064D23F9CA2.gif"/>
  <manifest:file-entry manifest:media-type="image/gif" manifest:full-path="Pictures/10000000000000C8000000648588E668.gif"/>
  <manifest:file-entry manifest:media-type="image/gif" manifest:full-path="Pictures/10000000000000C800000064A492D528.gif"/>
  <manifest:file-entry manifest:media-type="image/gif" manifest:full-path="Pictures/10000000000000C800000064520E2F52.gif"/>
  <manifest:file-entry manifest:media-type="image/gif" manifest:full-path="Pictures/10000000000000C800000064C6702F66.gif"/>
  <manifest:file-entry manifest:media-type="image/gif" manifest:full-path="Pictures/10000000000000C80000006414B46FF6.gif"/>
  <manifest:file-entry manifest:media-type="image/gif" manifest:full-path="Pictures/10000000000000C8000000646D2032F7.gif"/>
  <manifest:file-entry manifest:media-type="image/gif" manifest:full-path="Pictures/10000000000000C800000064A210FF29.gif"/>
  <manifest:file-entry manifest:media-type="image/gif" manifest:full-path="Pictures/10000000000000C800000064BE0D7A86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5F6A4DFA.gif" xlink:type="simple" xlink:show="embed" xlink:actuate="onLoad"/></draw:frame></text:p>
      <text:p text:style-name="Standard"><draw:frame draw:style-name="fr2" draw:name="graphics2" text:anchor-type="paragraph" svg:width="2.0835in" svg:height="1.0417in" draw:z-index="1"><draw:image xlink:href="Pictures/10000000000000C800000064F2C34DEA.gif" xlink:type="simple" xlink:show="embed" xlink:actuate="onLoad"/></draw:frame><draw:frame draw:style-name="fr1" draw:name="graphics3" text:anchor-type="paragraph" svg:width="2.0835in" svg:height="1.0417in" draw:z-index="2"><draw:image xlink:href="Pictures/10000000000000C800000064927B69EB.gif" xlink:type="simple" xlink:show="embed" xlink:actuate="onLoad"/></draw:frame><draw:frame draw:style-name="fr3" draw:name="graphics4" text:anchor-type="paragraph" svg:width="2.0835in" svg:height="1.0417in" draw:z-index="3"><draw:image xlink:href="Pictures/10000000000000C80000006487C7FAAA.gif" xlink:type="simple" xlink:show="embed" xlink:actuate="onLoad"/></draw:frame></text:p>
      <text:p text:style-name="Standard"><draw:frame draw:style-name="fr2" draw:name="graphics5" text:anchor-type="paragraph" svg:width="2.0835in" svg:height="1.0417in" draw:z-index="4"><draw:image xlink:href="Pictures/10000000000000C800000064B602C563.gif" xlink:type="simple" xlink:show="embed" xlink:actuate="onLoad"/></draw:frame><draw:frame draw:style-name="fr1" draw:name="graphics6" text:anchor-type="paragraph" svg:width="2.0835in" svg:height="1.0417in" draw:z-index="5"><draw:image xlink:href="Pictures/10000000000000C800000064BB744B85.gif" xlink:type="simple" xlink:show="embed" xlink:actuate="onLoad"/></draw:frame><draw:frame draw:style-name="fr3" draw:name="graphics7" text:anchor-type="paragraph" svg:width="2.0835in" svg:height="1.0417in" draw:z-index="6"><draw:image xlink:href="Pictures/10000000000000C8000000642CA1ADD0.gif" xlink:type="simple" xlink:show="embed" xlink:actuate="onLoad"/></draw:frame></text:p>
      <text:p text:style-name="Standard"><draw:frame draw:style-name="fr3" draw:name="graphics10" text:anchor-type="paragraph" svg:width="2.0835in" svg:height="1.0417in" draw:z-index="9"><draw:image xlink:href="Pictures/10000000000000C8000000644163B2AB.gif" xlink:type="simple" xlink:show="embed" xlink:actuate="onLoad"/></draw:frame><draw:frame draw:style-name="fr1" draw:name="graphics9" text:anchor-type="paragraph" svg:width="2.0835in" svg:height="1.0417in" draw:z-index="8"><draw:image xlink:href="Pictures/10000000000000C800000064B14C3D02.gif" xlink:type="simple" xlink:show="embed" xlink:actuate="onLoad"/></draw:frame><draw:frame draw:style-name="fr2" draw:name="graphics8" text:anchor-type="paragraph" svg:width="2.0835in" svg:height="1.0417in" draw:z-index="7"><draw:image xlink:href="Pictures/10000000000000C800000064CBA24225.gif" xlink:type="simple" xlink:show="embed" xlink:actuate="onLoad"/></draw:frame></text:p>
      <text:p text:style-name="P1"><draw:frame draw:style-name="fr1" draw:name="graphics11" text:anchor-type="paragraph" svg:width="6.25in" svg:height="6.25in" draw:z-index="10"><draw:image xlink:href="Pictures/10000000000002580000025850F8B465.gif" xlink:type="simple" xlink:show="embed" xlink:actuate="onLoad"/></draw:frame></text:p>
      <text:p text:style-name="Standard"><draw:frame draw:style-name="fr2" draw:name="graphics12" text:anchor-type="paragraph" svg:width="2.0835in" svg:height="1.0417in" draw:z-index="11"><draw:image xlink:href="Pictures/10000000000000C8000000643C1F01B2.gif" xlink:type="simple" xlink:show="embed" xlink:actuate="onLoad"/></draw:frame><draw:frame draw:style-name="fr1" draw:name="graphics13" text:anchor-type="paragraph" svg:width="2.0835in" svg:height="1.0417in" draw:z-index="12"><draw:image xlink:href="Pictures/10000000000000C800000064C44A5F04.gif" xlink:type="simple" xlink:show="embed" xlink:actuate="onLoad"/></draw:frame><draw:frame draw:style-name="fr3" draw:name="graphics14" text:anchor-type="paragraph" svg:width="2.0835in" svg:height="1.0417in" draw:z-index="13"><draw:image xlink:href="Pictures/10000000000000C800000064C273C162.gif" xlink:type="simple" xlink:show="embed" xlink:actuate="onLoad"/></draw:frame></text:p>
      <text:p text:style-name="Standard"><draw:frame draw:style-name="fr2" draw:name="graphics15" text:anchor-type="paragraph" svg:width="2.0835in" svg:height="1.0417in" draw:z-index="14"><draw:image xlink:href="Pictures/10000000000000C8000000643E1717CA.gif" xlink:type="simple" xlink:show="embed" xlink:actuate="onLoad"/></draw:frame><draw:frame draw:style-name="fr1" draw:name="graphics16" text:anchor-type="paragraph" svg:width="2.0835in" svg:height="1.0417in" draw:z-index="15"><draw:image xlink:href="Pictures/10000000000000C80000006499AE5661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C816B100.gif" xlink:type="simple" xlink:show="embed" xlink:actuate="onLoad"/></draw:frame></text:p>
      <text:p text:style-name="Standard"><draw:frame draw:style-name="fr3" draw:name="graphics20" text:anchor-type="paragraph" svg:width="2.0835in" svg:height="1.0417in" draw:z-index="19"><draw:image xlink:href="Pictures/10000000000000C8000000644A68CE51.gif" xlink:type="simple" xlink:show="embed" xlink:actuate="onLoad"/></draw:frame><draw:frame draw:style-name="fr1" draw:name="graphics19" text:anchor-type="paragraph" svg:width="2.0835in" svg:height="1.0417in" draw:z-index="18"><draw:image xlink:href="Pictures/10000000000000C8000000648550D67D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4EECD6D2.gif" xlink:type="simple" xlink:show="embed" xlink:actuate="onLoad"/></draw:frame></text:p>
      <text:p text:style-name="P1"><draw:frame draw:style-name="fr1" draw:name="graphics21" text:anchor-type="paragraph" svg:width="6.25in" svg:height="6.25in" draw:z-index="20"><draw:image xlink:href="Pictures/1000000000000258000002585F33F38B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B89CCD9E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3BAD44D0.gif" xlink:type="simple" xlink:show="embed" xlink:actuate="onLoad"/></draw:frame><draw:frame draw:style-name="fr3" draw:name="graphics24" text:anchor-type="paragraph" svg:width="2.0835in" svg:height="1.0417in" draw:z-index="23"><draw:image xlink:href="Pictures/10000000000000C800000064BE0D7A86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68E245FF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A7910B93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B4680AE4.gif" xlink:type="simple" xlink:show="embed" xlink:actuate="onLoad"/></draw:frame></text:p>
      <text:p text:style-name="Standard"><draw:frame draw:style-name="fr3" draw:name="graphics30" text:anchor-type="paragraph" svg:width="2.0835in" svg:height="1.0417in" draw:z-index="29"><draw:image xlink:href="Pictures/10000000000000C8000000644D5A9D94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56A607C2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1A99C3DC.gif" xlink:type="simple" xlink:show="embed" xlink:actuate="onLoad"/></draw:frame></text:p>
      <text:p text:style-name="P1"><draw:frame draw:style-name="fr1" draw:name="graphics31" text:anchor-type="paragraph" svg:width="6.25in" svg:height="6.25in" draw:z-index="30"><draw:image xlink:href="Pictures/1000000000000258000002580469CE20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7C6C46CC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21131A30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FDA2FC48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FE82DE48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8646C8F4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C33B16B0.gif" xlink:type="simple" xlink:show="embed" xlink:actuate="onLoad"/></draw:frame></text:p>
      <text:p text:style-name="Standard"><draw:frame draw:style-name="fr3" draw:name="graphics40" text:anchor-type="paragraph" svg:width="2.0835in" svg:height="1.0417in" draw:z-index="39"><draw:image xlink:href="Pictures/10000000000000C800000064BE126BE8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C9441F6B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C8DEB7DE.gif" xlink:type="simple" xlink:show="embed" xlink:actuate="onLoad"/></draw:frame></text:p>
      <text:p text:style-name="P1"><draw:frame draw:style-name="fr1" draw:name="graphics41" text:anchor-type="paragraph" svg:width="6.25in" svg:height="6.25in" draw:z-index="40"><draw:image xlink:href="Pictures/100000000000025800000258CE634E3E.gif" xlink:type="simple" xlink:show="embed" xlink:actuate="onLoad"/></draw:frame></text:p>
      <text:p text:style-name="Standard"><draw:frame draw:style-name="fr2" draw:name="graphics42" text:anchor-type="paragraph" svg:width="2.0835in" svg:height="1.0417in" draw:z-index="41"><draw:image xlink:href="Pictures/10000000000000C8000000648607CD0E.gif" xlink:type="simple" xlink:show="embed" xlink:actuate="onLoad"/></draw:frame><draw:frame draw:style-name="fr1" draw:name="graphics43" text:anchor-type="paragraph" svg:width="2.0835in" svg:height="1.0417in" draw:z-index="42"><draw:image xlink:href="Pictures/10000000000000C800000064C5452326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AB847AF6.gif" xlink:type="simple" xlink:show="embed" xlink:actuate="onLoad"/></draw:frame></text:p>
      <text:p text:style-name="Standard"><draw:frame draw:style-name="fr2" draw:name="graphics45" text:anchor-type="paragraph" svg:width="2.0835in" svg:height="1.0417in" draw:z-index="44"><draw:image xlink:href="Pictures/10000000000000C8000000642B4F444F.gif" xlink:type="simple" xlink:show="embed" xlink:actuate="onLoad"/></draw:frame><draw:frame draw:style-name="fr1" draw:name="graphics46" text:anchor-type="paragraph" svg:width="2.0835in" svg:height="1.0417in" draw:z-index="45"><draw:image xlink:href="Pictures/10000000000000C800000064AD558BAB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951D900E.gif" xlink:type="simple" xlink:show="embed" xlink:actuate="onLoad"/></draw:frame></text:p>
      <text:p text:style-name="Standard"><draw:frame draw:style-name="fr3" draw:name="graphics50" text:anchor-type="paragraph" svg:width="2.0835in" svg:height="1.0417in" draw:z-index="49"><draw:image xlink:href="Pictures/10000000000000C8000000646D2032F7.gif" xlink:type="simple" xlink:show="embed" xlink:actuate="onLoad"/></draw:frame><draw:frame draw:style-name="fr1" draw:name="graphics49" text:anchor-type="paragraph" svg:width="2.0835in" svg:height="1.0417in" draw:z-index="48"><draw:image xlink:href="Pictures/10000000000000C8000000645FDE4635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0F10C3AC.gif" xlink:type="simple" xlink:show="embed" xlink:actuate="onLoad"/></draw:frame></text:p>
      <text:p text:style-name="P1"><draw:frame draw:style-name="fr1" draw:name="graphics51" text:anchor-type="paragraph" svg:width="6.25in" svg:height="6.25in" draw:z-index="50"><draw:image xlink:href="Pictures/1000000000000258000002589071F1F9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A348F6A6.gif" xlink:type="simple" xlink:show="embed" xlink:actuate="onLoad"/></draw:frame><draw:frame draw:style-name="fr1" draw:name="graphics53" text:anchor-type="paragraph" svg:width="2.0835in" svg:height="1.0417in" draw:z-index="52"><draw:image xlink:href="Pictures/10000000000000C80000006492EDD67C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E95B22A7.gif" xlink:type="simple" xlink:show="embed" xlink:actuate="onLoad"/></draw:frame></text:p>
      <text:p text:style-name="Standard"><draw:frame draw:style-name="fr2" draw:name="graphics55" text:anchor-type="paragraph" svg:width="2.0835in" svg:height="1.0417in" draw:z-index="54"><draw:image xlink:href="Pictures/10000000000000C8000000641D860EDA.gif" xlink:type="simple" xlink:show="embed" xlink:actuate="onLoad"/></draw:frame><draw:frame draw:style-name="fr1" draw:name="graphics56" text:anchor-type="paragraph" svg:width="2.0835in" svg:height="1.0417in" draw:z-index="55"><draw:image xlink:href="Pictures/10000000000000C80000006468ED1732.gif" xlink:type="simple" xlink:show="embed" xlink:actuate="onLoad"/></draw:frame><draw:frame draw:style-name="fr3" draw:name="graphics57" text:anchor-type="paragraph" svg:width="2.0835in" svg:height="1.0417in" draw:z-index="56"><draw:image xlink:href="Pictures/10000000000000C800000064F1E135E7.gif" xlink:type="simple" xlink:show="embed" xlink:actuate="onLoad"/></draw:frame></text:p>
      <text:p text:style-name="Standard"><draw:frame draw:style-name="fr3" draw:name="graphics60" text:anchor-type="paragraph" svg:width="2.0835in" svg:height="1.0417in" draw:z-index="59"><draw:image xlink:href="Pictures/10000000000000C80000006408D3A297.gif" xlink:type="simple" xlink:show="embed" xlink:actuate="onLoad"/></draw:frame><draw:frame draw:style-name="fr1" draw:name="graphics59" text:anchor-type="paragraph" svg:width="2.0835in" svg:height="1.0417in" draw:z-index="58"><draw:image xlink:href="Pictures/10000000000000C800000064DDF33EB8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5F10FCDF.gif" xlink:type="simple" xlink:show="embed" xlink:actuate="onLoad"/></draw:frame></text:p>
      <text:p text:style-name="P1"><draw:frame draw:style-name="fr1" draw:name="graphics61" text:anchor-type="paragraph" svg:width="6.25in" svg:height="6.25in" draw:z-index="60"><draw:image xlink:href="Pictures/1000000000000258000002583600362B.gif" xlink:type="simple" xlink:show="embed" xlink:actuate="onLoad"/></draw:frame></text:p>
      <text:p text:style-name="Standard"><draw:frame draw:style-name="fr2" draw:name="graphics62" text:anchor-type="paragraph" svg:width="2.0835in" svg:height="1.0417in" draw:z-index="61"><draw:image xlink:href="Pictures/10000000000000C800000064CC1420EA.gif" xlink:type="simple" xlink:show="embed" xlink:actuate="onLoad"/></draw:frame><draw:frame draw:style-name="fr1" draw:name="graphics63" text:anchor-type="paragraph" svg:width="2.0835in" svg:height="1.0417in" draw:z-index="62"><draw:image xlink:href="Pictures/10000000000000C800000064AA324A7E.gif" xlink:type="simple" xlink:show="embed" xlink:actuate="onLoad"/></draw:frame><draw:frame draw:style-name="fr3" draw:name="graphics64" text:anchor-type="paragraph" svg:width="2.0835in" svg:height="1.0417in" draw:z-index="63"><draw:image xlink:href="Pictures/10000000000000C800000064CBA26D79.gif" xlink:type="simple" xlink:show="embed" xlink:actuate="onLoad"/></draw:frame></text:p>
      <text:p text:style-name="Standard"><draw:frame draw:style-name="fr2" draw:name="graphics65" text:anchor-type="paragraph" svg:width="2.0835in" svg:height="1.0417in" draw:z-index="64"><draw:image xlink:href="Pictures/10000000000000C80000006468CFBD15.gif" xlink:type="simple" xlink:show="embed" xlink:actuate="onLoad"/></draw:frame><draw:frame draw:style-name="fr1" draw:name="graphics66" text:anchor-type="paragraph" svg:width="2.0835in" svg:height="1.0417in" draw:z-index="65"><draw:image xlink:href="Pictures/10000000000000C8000000647991B0DD.gif" xlink:type="simple" xlink:show="embed" xlink:actuate="onLoad"/></draw:frame><draw:frame draw:style-name="fr3" draw:name="graphics67" text:anchor-type="paragraph" svg:width="2.0835in" svg:height="1.0417in" draw:z-index="66"><draw:image xlink:href="Pictures/10000000000000C800000064D3187A39.gif" xlink:type="simple" xlink:show="embed" xlink:actuate="onLoad"/></draw:frame></text:p>
      <text:p text:style-name="Standard"><draw:frame draw:style-name="fr3" draw:name="graphics70" text:anchor-type="paragraph" svg:width="2.0835in" svg:height="1.0417in" draw:z-index="69"><draw:image xlink:href="Pictures/10000000000000C80000006451660568.gif" xlink:type="simple" xlink:show="embed" xlink:actuate="onLoad"/></draw:frame><draw:frame draw:style-name="fr1" draw:name="graphics69" text:anchor-type="paragraph" svg:width="2.0835in" svg:height="1.0417in" draw:z-index="68"><draw:image xlink:href="Pictures/10000000000000C800000064FBC59473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7DE9B301.gif" xlink:type="simple" xlink:show="embed" xlink:actuate="onLoad"/></draw:frame></text:p>
      <text:p text:style-name="P1"><draw:frame draw:style-name="fr1" draw:name="graphics71" text:anchor-type="paragraph" svg:width="6.25in" svg:height="6.25in" draw:z-index="70"><draw:image xlink:href="Pictures/100000000000025800000258DB380C02.gif" xlink:type="simple" xlink:show="embed" xlink:actuate="onLoad"/></draw:frame></text:p>
      <text:p text:style-name="Standard"><draw:frame draw:style-name="fr2" draw:name="graphics72" text:anchor-type="paragraph" svg:width="2.0835in" svg:height="1.0417in" draw:z-index="71"><draw:image xlink:href="Pictures/10000000000000C80000006409C933D7.gif" xlink:type="simple" xlink:show="embed" xlink:actuate="onLoad"/></draw:frame><draw:frame draw:style-name="fr1" draw:name="graphics73" text:anchor-type="paragraph" svg:width="2.0835in" svg:height="1.0417in" draw:z-index="72"><draw:image xlink:href="Pictures/10000000000000C800000064C325D8B1.gif" xlink:type="simple" xlink:show="embed" xlink:actuate="onLoad"/></draw:frame><draw:frame draw:style-name="fr3" draw:name="graphics74" text:anchor-type="paragraph" svg:width="2.0835in" svg:height="1.0417in" draw:z-index="73"><draw:image xlink:href="Pictures/10000000000000C800000064D13E2F41.gif" xlink:type="simple" xlink:show="embed" xlink:actuate="onLoad"/></draw:frame></text:p>
      <text:p text:style-name="Standard"><draw:frame draw:style-name="fr2" draw:name="graphics75" text:anchor-type="paragraph" svg:width="2.0835in" svg:height="1.0417in" draw:z-index="74"><draw:image xlink:href="Pictures/10000000000000C800000064606D4165.gif" xlink:type="simple" xlink:show="embed" xlink:actuate="onLoad"/></draw:frame><draw:frame draw:style-name="fr1" draw:name="graphics76" text:anchor-type="paragraph" svg:width="2.0835in" svg:height="1.0417in" draw:z-index="75"><draw:image xlink:href="Pictures/10000000000000C8000000647DB02250.gif" xlink:type="simple" xlink:show="embed" xlink:actuate="onLoad"/></draw:frame><draw:frame draw:style-name="fr3" draw:name="graphics77" text:anchor-type="paragraph" svg:width="2.0835in" svg:height="1.0417in" draw:z-index="76"><draw:image xlink:href="Pictures/10000000000000C800000064DB5B5F23.gif" xlink:type="simple" xlink:show="embed" xlink:actuate="onLoad"/></draw:frame></text:p>
      <text:p text:style-name="Standard"><draw:frame draw:style-name="fr3" draw:name="graphics80" text:anchor-type="paragraph" svg:width="2.0835in" svg:height="1.0417in" draw:z-index="79"><draw:image xlink:href="Pictures/10000000000000C800000064182AAD0A.gif" xlink:type="simple" xlink:show="embed" xlink:actuate="onLoad"/></draw:frame><draw:frame draw:style-name="fr1" draw:name="graphics79" text:anchor-type="paragraph" svg:width="2.0835in" svg:height="1.0417in" draw:z-index="78"><draw:image xlink:href="Pictures/10000000000000C800000064FE7D64DD.gif" xlink:type="simple" xlink:show="embed" xlink:actuate="onLoad"/></draw:frame><draw:frame draw:style-name="fr2" draw:name="graphics78" text:anchor-type="paragraph" svg:width="2.0835in" svg:height="1.0417in" draw:z-index="77"><draw:image xlink:href="Pictures/10000000000000C800000064DFF584F5.gif" xlink:type="simple" xlink:show="embed" xlink:actuate="onLoad"/></draw:frame></text:p>
      <text:p text:style-name="P1"><draw:frame draw:style-name="fr1" draw:name="graphics81" text:anchor-type="paragraph" svg:width="6.25in" svg:height="6.25in" draw:z-index="80"><draw:image xlink:href="Pictures/100000000000025800000258A97484DB.gif" xlink:type="simple" xlink:show="embed" xlink:actuate="onLoad"/></draw:frame></text:p>
      <text:p text:style-name="Standard"><draw:frame draw:style-name="fr2" draw:name="graphics82" text:anchor-type="paragraph" svg:width="2.0835in" svg:height="1.0417in" draw:z-index="81"><draw:image xlink:href="Pictures/10000000000000C800000064D23F9CA2.gif" xlink:type="simple" xlink:show="embed" xlink:actuate="onLoad"/></draw:frame><draw:frame draw:style-name="fr1" draw:name="graphics83" text:anchor-type="paragraph" svg:width="2.0835in" svg:height="1.0417in" draw:z-index="82"><draw:image xlink:href="Pictures/10000000000000C800000064F87C1114.gif" xlink:type="simple" xlink:show="embed" xlink:actuate="onLoad"/></draw:frame><draw:frame draw:style-name="fr3" draw:name="graphics84" text:anchor-type="paragraph" svg:width="2.0835in" svg:height="1.0417in" draw:z-index="83"><draw:image xlink:href="Pictures/10000000000000C8000000642EBCB7AD.gif" xlink:type="simple" xlink:show="embed" xlink:actuate="onLoad"/></draw:frame></text:p>
      <text:p text:style-name="Standard"><draw:frame draw:style-name="fr2" draw:name="graphics85" text:anchor-type="paragraph" svg:width="2.0835in" svg:height="1.0417in" draw:z-index="84"><draw:image xlink:href="Pictures/10000000000000C800000064E06DC685.gif" xlink:type="simple" xlink:show="embed" xlink:actuate="onLoad"/></draw:frame><draw:frame draw:style-name="fr1" draw:name="graphics86" text:anchor-type="paragraph" svg:width="2.0835in" svg:height="1.0417in" draw:z-index="85"><draw:image xlink:href="Pictures/10000000000000C80000006402716E26.gif" xlink:type="simple" xlink:show="embed" xlink:actuate="onLoad"/></draw:frame><draw:frame draw:style-name="fr3" draw:name="graphics87" text:anchor-type="paragraph" svg:width="2.0835in" svg:height="1.0417in" draw:z-index="86"><draw:image xlink:href="Pictures/10000000000000C80000006424D9C7CF.gif" xlink:type="simple" xlink:show="embed" xlink:actuate="onLoad"/></draw:frame></text:p>
      <text:p text:style-name="Standard"><draw:frame draw:style-name="fr3" draw:name="graphics90" text:anchor-type="paragraph" svg:width="2.0835in" svg:height="1.0417in" draw:z-index="89"><draw:image xlink:href="Pictures/10000000000000C800000064A6A7B89E.gif" xlink:type="simple" xlink:show="embed" xlink:actuate="onLoad"/></draw:frame><draw:frame draw:style-name="fr1" draw:name="graphics89" text:anchor-type="paragraph" svg:width="2.0835in" svg:height="1.0417in" draw:z-index="88"><draw:image xlink:href="Pictures/10000000000000C800000064A1D54D7C.gif" xlink:type="simple" xlink:show="embed" xlink:actuate="onLoad"/></draw:frame><draw:frame draw:style-name="fr2" draw:name="graphics88" text:anchor-type="paragraph" svg:width="2.0835in" svg:height="1.0417in" draw:z-index="87"><draw:image xlink:href="Pictures/10000000000000C8000000648A280EF7.gif" xlink:type="simple" xlink:show="embed" xlink:actuate="onLoad"/></draw:frame></text:p>
      <text:p text:style-name="P1"><draw:frame draw:style-name="fr1" draw:name="graphics91" text:anchor-type="paragraph" svg:width="6.25in" svg:height="6.25in" draw:z-index="90"><draw:image xlink:href="Pictures/10000000000002580000025851D3F45C.gif" xlink:type="simple" xlink:show="embed" xlink:actuate="onLoad"/></draw:frame></text:p>
      <text:p text:style-name="Standard"><draw:frame draw:style-name="fr2" draw:name="graphics92" text:anchor-type="paragraph" svg:width="2.0835in" svg:height="1.0417in" draw:z-index="91"><draw:image xlink:href="Pictures/10000000000000C8000000646127333C.gif" xlink:type="simple" xlink:show="embed" xlink:actuate="onLoad"/></draw:frame><draw:frame draw:style-name="fr1" draw:name="graphics93" text:anchor-type="paragraph" svg:width="2.0835in" svg:height="1.0417in" draw:z-index="92"><draw:image xlink:href="Pictures/10000000000000C800000064C9FE6E73.gif" xlink:type="simple" xlink:show="embed" xlink:actuate="onLoad"/></draw:frame><draw:frame draw:style-name="fr3" draw:name="graphics94" text:anchor-type="paragraph" svg:width="2.0835in" svg:height="1.0417in" draw:z-index="93"><draw:image xlink:href="Pictures/10000000000000C80000006485D75A6D.gif" xlink:type="simple" xlink:show="embed" xlink:actuate="onLoad"/></draw:frame></text:p>
      <text:p text:style-name="Standard"><draw:frame draw:style-name="fr2" draw:name="graphics95" text:anchor-type="paragraph" svg:width="2.0835in" svg:height="1.0417in" draw:z-index="94"><draw:image xlink:href="Pictures/10000000000000C800000064D2986D2C.gif" xlink:type="simple" xlink:show="embed" xlink:actuate="onLoad"/></draw:frame><draw:frame draw:style-name="fr1" draw:name="graphics96" text:anchor-type="paragraph" svg:width="2.0835in" svg:height="1.0417in" draw:z-index="95"><draw:image xlink:href="Pictures/10000000000000C8000000648B8069BF.gif" xlink:type="simple" xlink:show="embed" xlink:actuate="onLoad"/></draw:frame><draw:frame draw:style-name="fr3" draw:name="graphics97" text:anchor-type="paragraph" svg:width="2.0835in" svg:height="1.0417in" draw:z-index="96"><draw:image xlink:href="Pictures/10000000000000C800000064EC4ACEBC.gif" xlink:type="simple" xlink:show="embed" xlink:actuate="onLoad"/></draw:frame></text:p>
      <text:p text:style-name="Standard"><draw:frame draw:style-name="fr3" draw:name="graphics100" text:anchor-type="paragraph" svg:width="2.0835in" svg:height="1.0417in" draw:z-index="99"><draw:image xlink:href="Pictures/10000000000000C8000000648E3BAC26.gif" xlink:type="simple" xlink:show="embed" xlink:actuate="onLoad"/></draw:frame><draw:frame draw:style-name="fr1" draw:name="graphics99" text:anchor-type="paragraph" svg:width="2.0835in" svg:height="1.0417in" draw:z-index="98"><draw:image xlink:href="Pictures/10000000000000C800000064C6702F66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6AB0A96E.gif" xlink:type="simple" xlink:show="embed" xlink:actuate="onLoad"/></draw:frame></text:p>
      <text:p text:style-name="P1"><draw:frame draw:style-name="fr1" draw:name="graphics101" text:anchor-type="paragraph" svg:width="6.25in" svg:height="6.25in" draw:z-index="100"><draw:image xlink:href="Pictures/100000000000025800000258DD8AADB8.gif" xlink:type="simple" xlink:show="embed" xlink:actuate="onLoad"/></draw:frame></text:p>
      <text:p text:style-name="Standard"><draw:frame draw:style-name="fr2" draw:name="graphics102" text:anchor-type="paragraph" svg:width="2.0835in" svg:height="1.0417in" draw:z-index="101"><draw:image xlink:href="Pictures/10000000000000C800000064DC8732B3.gif" xlink:type="simple" xlink:show="embed" xlink:actuate="onLoad"/></draw:frame><draw:frame draw:style-name="fr1" draw:name="graphics103" text:anchor-type="paragraph" svg:width="2.0835in" svg:height="1.0417in" draw:z-index="102"><draw:image xlink:href="Pictures/10000000000000C800000064A73C5ACD.gif" xlink:type="simple" xlink:show="embed" xlink:actuate="onLoad"/></draw:frame><draw:frame draw:style-name="fr3" draw:name="graphics104" text:anchor-type="paragraph" svg:width="2.0835in" svg:height="1.0417in" draw:z-index="103"><draw:image xlink:href="Pictures/10000000000000C8000000642B2B2DA2.gif" xlink:type="simple" xlink:show="embed" xlink:actuate="onLoad"/></draw:frame></text:p>
      <text:p text:style-name="Standard"><draw:frame draw:style-name="fr2" draw:name="graphics105" text:anchor-type="paragraph" svg:width="2.0835in" svg:height="1.0417in" draw:z-index="104"><draw:image xlink:href="Pictures/10000000000000C800000064C4CE4488.gif" xlink:type="simple" xlink:show="embed" xlink:actuate="onLoad"/></draw:frame><draw:frame draw:style-name="fr1" draw:name="graphics106" text:anchor-type="paragraph" svg:width="2.0835in" svg:height="1.0417in" draw:z-index="105"><draw:image xlink:href="Pictures/10000000000000C800000064ED022001.gif" xlink:type="simple" xlink:show="embed" xlink:actuate="onLoad"/></draw:frame><draw:frame draw:style-name="fr3" draw:name="graphics107" text:anchor-type="paragraph" svg:width="2.0835in" svg:height="1.0417in" draw:z-index="106"><draw:image xlink:href="Pictures/10000000000000C800000064804D7AD8.gif" xlink:type="simple" xlink:show="embed" xlink:actuate="onLoad"/></draw:frame></text:p>
      <text:p text:style-name="Standard"><draw:frame draw:style-name="fr3" draw:name="graphics110" text:anchor-type="paragraph" svg:width="2.0835in" svg:height="1.0417in" draw:z-index="109"><draw:image xlink:href="Pictures/10000000000000C800000064E23FAFE9.gif" xlink:type="simple" xlink:show="embed" xlink:actuate="onLoad"/></draw:frame><draw:frame draw:style-name="fr1" draw:name="graphics109" text:anchor-type="paragraph" svg:width="2.0835in" svg:height="1.0417in" draw:z-index="108"><draw:image xlink:href="Pictures/10000000000000C800000064061D7716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25E08616.gif" xlink:type="simple" xlink:show="embed" xlink:actuate="onLoad"/></draw:frame></text:p>
      <text:p text:style-name="P1"><draw:frame draw:style-name="fr1" draw:name="graphics111" text:anchor-type="paragraph" svg:width="6.25in" svg:height="6.25in" draw:z-index="110"><draw:image xlink:href="Pictures/100000000000025800000258A21BF1AE.gif" xlink:type="simple" xlink:show="embed" xlink:actuate="onLoad"/></draw:frame></text:p>
      <text:p text:style-name="Standard"><draw:frame draw:style-name="fr2" draw:name="graphics112" text:anchor-type="paragraph" svg:width="2.0835in" svg:height="1.0417in" draw:z-index="111"><draw:image xlink:href="Pictures/10000000000000C800000064CF0081F4.gif" xlink:type="simple" xlink:show="embed" xlink:actuate="onLoad"/></draw:frame><draw:frame draw:style-name="fr1" draw:name="graphics113" text:anchor-type="paragraph" svg:width="2.0835in" svg:height="1.0417in" draw:z-index="112"><draw:image xlink:href="Pictures/10000000000000C800000064F9B4D0B5.gif" xlink:type="simple" xlink:show="embed" xlink:actuate="onLoad"/></draw:frame><draw:frame draw:style-name="fr3" draw:name="graphics114" text:anchor-type="paragraph" svg:width="2.0835in" svg:height="1.0417in" draw:z-index="113"><draw:image xlink:href="Pictures/10000000000000C800000064A492D528.gif" xlink:type="simple" xlink:show="embed" xlink:actuate="onLoad"/></draw:frame></text:p>
      <text:p text:style-name="Standard"><draw:frame draw:style-name="fr2" draw:name="graphics115" text:anchor-type="paragraph" svg:width="2.0835in" svg:height="1.0417in" draw:z-index="114"><draw:image xlink:href="Pictures/10000000000000C8000000648DEE1A9D.gif" xlink:type="simple" xlink:show="embed" xlink:actuate="onLoad"/></draw:frame><draw:frame draw:style-name="fr1" draw:name="graphics116" text:anchor-type="paragraph" svg:width="2.0835in" svg:height="1.0417in" draw:z-index="115"><draw:image xlink:href="Pictures/10000000000000C8000000645EA0E13F.gif" xlink:type="simple" xlink:show="embed" xlink:actuate="onLoad"/></draw:frame><draw:frame draw:style-name="fr3" draw:name="graphics117" text:anchor-type="paragraph" svg:width="2.0835in" svg:height="1.0417in" draw:z-index="116"><draw:image xlink:href="Pictures/10000000000000C8000000643C79FEE5.gif" xlink:type="simple" xlink:show="embed" xlink:actuate="onLoad"/></draw:frame></text:p>
      <text:p text:style-name="Standard"><draw:frame draw:style-name="fr3" draw:name="graphics120" text:anchor-type="paragraph" svg:width="2.0835in" svg:height="1.0417in" draw:z-index="119"><draw:image xlink:href="Pictures/10000000000000C8000000645E0B2BD4.gif" xlink:type="simple" xlink:show="embed" xlink:actuate="onLoad"/></draw:frame><draw:frame draw:style-name="fr1" draw:name="graphics119" text:anchor-type="paragraph" svg:width="2.0835in" svg:height="1.0417in" draw:z-index="118"><draw:image xlink:href="Pictures/10000000000000C8000000646EEA6A81.gif" xlink:type="simple" xlink:show="embed" xlink:actuate="onLoad"/></draw:frame><draw:frame draw:style-name="fr2" draw:name="graphics118" text:anchor-type="paragraph" svg:width="2.0835in" svg:height="1.0417in" draw:z-index="117"><draw:image xlink:href="Pictures/10000000000000C800000064A263E209.gif" xlink:type="simple" xlink:show="embed" xlink:actuate="onLoad"/></draw:frame></text:p>
      <text:p text:style-name="P1"><draw:frame draw:style-name="fr4" draw:name="graphics121" text:anchor-type="paragraph" svg:width="6.25in" svg:height="6.25in" draw:z-index="120"><draw:image xlink:href="Pictures/100000000000025800000258428D6DA8.gif" xlink:type="simple" xlink:show="embed" xlink:actuate="onLoad"/></draw:frame></text:p>
      <text:p text:style-name="Standard"><draw:frame draw:style-name="fr5" draw:name="graphics122" text:anchor-type="paragraph" svg:width="2.0835in" svg:height="1.0417in" draw:z-index="121"><draw:image xlink:href="Pictures/10000000000000C80000006489277748.gif" xlink:type="simple" xlink:show="embed" xlink:actuate="onLoad"/></draw:frame><draw:frame draw:style-name="fr4" draw:name="graphics123" text:anchor-type="paragraph" svg:width="2.0835in" svg:height="1.0417in" draw:z-index="122"><draw:image xlink:href="Pictures/10000000000000C8000000649DEB2F5D.gif" xlink:type="simple" xlink:show="embed" xlink:actuate="onLoad"/></draw:frame><draw:frame draw:style-name="fr6" draw:name="graphics124" text:anchor-type="paragraph" svg:width="2.0835in" svg:height="1.0417in" draw:z-index="123"><draw:image xlink:href="Pictures/10000000000000C800000064184B110B.gif" xlink:type="simple" xlink:show="embed" xlink:actuate="onLoad"/></draw:frame></text:p>
      <text:p text:style-name="Standard"><draw:frame draw:style-name="fr5" draw:name="graphics125" text:anchor-type="paragraph" svg:width="2.0835in" svg:height="1.0417in" draw:z-index="124"><draw:image xlink:href="Pictures/10000000000000C8000000643A2E8A85.gif" xlink:type="simple" xlink:show="embed" xlink:actuate="onLoad"/></draw:frame><draw:frame draw:style-name="fr4" draw:name="graphics126" text:anchor-type="paragraph" svg:width="2.0835in" svg:height="1.0417in" draw:z-index="125"><draw:image xlink:href="Pictures/10000000000000C800000064190ABD75.gif" xlink:type="simple" xlink:show="embed" xlink:actuate="onLoad"/></draw:frame><draw:frame draw:style-name="fr6" draw:name="graphics127" text:anchor-type="paragraph" svg:width="2.0835in" svg:height="1.0417in" draw:z-index="126"><draw:image xlink:href="Pictures/10000000000000C800000064AD9A12CE.gif" xlink:type="simple" xlink:show="embed" xlink:actuate="onLoad"/></draw:frame></text:p>
      <text:p text:style-name="Standard"><draw:frame draw:style-name="fr6" draw:name="graphics130" text:anchor-type="paragraph" svg:width="2.0835in" svg:height="1.0417in" draw:z-index="129"><draw:image xlink:href="Pictures/10000000000000C80000006490501E38.gif" xlink:type="simple" xlink:show="embed" xlink:actuate="onLoad"/></draw:frame><draw:frame draw:style-name="fr4" draw:name="graphics129" text:anchor-type="paragraph" svg:width="2.0835in" svg:height="1.0417in" draw:z-index="128"><draw:image xlink:href="Pictures/10000000000000C80000006407B9BAC5.gif" xlink:type="simple" xlink:show="embed" xlink:actuate="onLoad"/></draw:frame><draw:frame draw:style-name="fr5" draw:name="graphics128" text:anchor-type="paragraph" svg:width="2.0835in" svg:height="1.0417in" draw:z-index="127"><draw:image xlink:href="Pictures/10000000000000C8000000641680BABF.gif" xlink:type="simple" xlink:show="embed" xlink:actuate="onLoad"/></draw:frame></text:p>
      <text:p text:style-name="P1"><draw:frame draw:style-name="fr4" draw:name="graphics131" text:anchor-type="paragraph" svg:width="6.25in" svg:height="6.25in" draw:z-index="130"><draw:image xlink:href="Pictures/10000000000002580000025828B88B4F.gif" xlink:type="simple" xlink:show="embed" xlink:actuate="onLoad"/></draw:frame></text:p>
      <text:p text:style-name="Standard"><draw:frame draw:style-name="fr5" draw:name="graphics132" text:anchor-type="paragraph" svg:width="2.0835in" svg:height="1.0417in" draw:z-index="131"><draw:image xlink:href="Pictures/10000000000000C800000064BAB84C34.gif" xlink:type="simple" xlink:show="embed" xlink:actuate="onLoad"/></draw:frame><draw:frame draw:style-name="fr4" draw:name="graphics133" text:anchor-type="paragraph" svg:width="2.0835in" svg:height="1.0417in" draw:z-index="132"><draw:image xlink:href="Pictures/10000000000000C8000000641C82949E.gif" xlink:type="simple" xlink:show="embed" xlink:actuate="onLoad"/></draw:frame><draw:frame draw:style-name="fr6" draw:name="graphics134" text:anchor-type="paragraph" svg:width="2.0835in" svg:height="1.0417in" draw:z-index="133"><draw:image xlink:href="Pictures/10000000000000C800000064093E07DF.gif" xlink:type="simple" xlink:show="embed" xlink:actuate="onLoad"/></draw:frame></text:p>
      <text:p text:style-name="Standard"><draw:frame draw:style-name="fr5" draw:name="graphics135" text:anchor-type="paragraph" svg:width="2.0835in" svg:height="1.0417in" draw:z-index="134"><draw:image xlink:href="Pictures/10000000000000C8000000646E8FC701.gif" xlink:type="simple" xlink:show="embed" xlink:actuate="onLoad"/></draw:frame><draw:frame draw:style-name="fr4" draw:name="graphics136" text:anchor-type="paragraph" svg:width="2.0835in" svg:height="1.0417in" draw:z-index="135"><draw:image xlink:href="Pictures/10000000000000C80000006411B0361F.gif" xlink:type="simple" xlink:show="embed" xlink:actuate="onLoad"/></draw:frame><draw:frame draw:style-name="fr6" draw:name="graphics137" text:anchor-type="paragraph" svg:width="2.0835in" svg:height="1.0417in" draw:z-index="136"><draw:image xlink:href="Pictures/10000000000000C800000064035B77BD.gif" xlink:type="simple" xlink:show="embed" xlink:actuate="onLoad"/></draw:frame></text:p>
      <text:p text:style-name="Standard"><draw:frame draw:style-name="fr6" draw:name="graphics140" text:anchor-type="paragraph" svg:width="2.0835in" svg:height="1.0417in" draw:z-index="139"><draw:image xlink:href="Pictures/10000000000000C8000000649BA2A0A3.gif" xlink:type="simple" xlink:show="embed" xlink:actuate="onLoad"/></draw:frame><draw:frame draw:style-name="fr4" draw:name="graphics139" text:anchor-type="paragraph" svg:width="2.0835in" svg:height="1.0417in" draw:z-index="138"><draw:image xlink:href="Pictures/10000000000000C800000064652B4310.gif" xlink:type="simple" xlink:show="embed" xlink:actuate="onLoad"/></draw:frame><draw:frame draw:style-name="fr5" draw:name="graphics138" text:anchor-type="paragraph" svg:width="2.0835in" svg:height="1.0417in" draw:z-index="137"><draw:image xlink:href="Pictures/10000000000000C800000064ADAABE85.gif" xlink:type="simple" xlink:show="embed" xlink:actuate="onLoad"/></draw:frame></text:p>
      <text:p text:style-name="P1"><draw:frame draw:style-name="fr4" draw:name="graphics141" text:anchor-type="paragraph" svg:width="6.25in" svg:height="6.25in" draw:z-index="140"><draw:image xlink:href="Pictures/10000000000002580000025809258399.gif" xlink:type="simple" xlink:show="embed" xlink:actuate="onLoad"/></draw:frame></text:p>
      <text:p text:style-name="Standard"><draw:frame draw:style-name="fr5" draw:name="graphics142" text:anchor-type="paragraph" svg:width="2.0835in" svg:height="1.0417in" draw:z-index="141"><draw:image xlink:href="Pictures/10000000000000C800000064FA569378.gif" xlink:type="simple" xlink:show="embed" xlink:actuate="onLoad"/></draw:frame><draw:frame draw:style-name="fr4" draw:name="graphics143" text:anchor-type="paragraph" svg:width="2.0835in" svg:height="1.0417in" draw:z-index="142"><draw:image xlink:href="Pictures/10000000000000C80000006405EB7172.gif" xlink:type="simple" xlink:show="embed" xlink:actuate="onLoad"/></draw:frame><draw:frame draw:style-name="fr6" draw:name="graphics144" text:anchor-type="paragraph" svg:width="2.0835in" svg:height="1.0417in" draw:z-index="143"><draw:image xlink:href="Pictures/10000000000000C800000064804B4F24.gif" xlink:type="simple" xlink:show="embed" xlink:actuate="onLoad"/></draw:frame></text:p>
      <text:p text:style-name="Standard"><draw:frame draw:style-name="fr5" draw:name="graphics145" text:anchor-type="paragraph" svg:width="2.0835in" svg:height="1.0417in" draw:z-index="144"><draw:image xlink:href="Pictures/10000000000000C800000064AFBCA6D5.gif" xlink:type="simple" xlink:show="embed" xlink:actuate="onLoad"/></draw:frame><draw:frame draw:style-name="fr4" draw:name="graphics146" text:anchor-type="paragraph" svg:width="2.0835in" svg:height="1.0417in" draw:z-index="145"><draw:image xlink:href="Pictures/10000000000000C800000064B8B21142.gif" xlink:type="simple" xlink:show="embed" xlink:actuate="onLoad"/></draw:frame><draw:frame draw:style-name="fr6" draw:name="graphics147" text:anchor-type="paragraph" svg:width="2.0835in" svg:height="1.0417in" draw:z-index="146"><draw:image xlink:href="Pictures/10000000000000C8000000642B2D185E.gif" xlink:type="simple" xlink:show="embed" xlink:actuate="onLoad"/></draw:frame></text:p>
      <text:p text:style-name="Standard"><draw:frame draw:style-name="fr6" draw:name="graphics150" text:anchor-type="paragraph" svg:width="2.0835in" svg:height="1.0417in" draw:z-index="149"><draw:image xlink:href="Pictures/10000000000000C800000064E85F5DDC.gif" xlink:type="simple" xlink:show="embed" xlink:actuate="onLoad"/></draw:frame><draw:frame draw:style-name="fr4" draw:name="graphics149" text:anchor-type="paragraph" svg:width="2.0835in" svg:height="1.0417in" draw:z-index="148"><draw:image xlink:href="Pictures/10000000000000C800000064D7F865FF.gif" xlink:type="simple" xlink:show="embed" xlink:actuate="onLoad"/></draw:frame><draw:frame draw:style-name="fr5" draw:name="graphics148" text:anchor-type="paragraph" svg:width="2.0835in" svg:height="1.0417in" draw:z-index="147"><draw:image xlink:href="Pictures/10000000000000C800000064CC2EF7AB.gif" xlink:type="simple" xlink:show="embed" xlink:actuate="onLoad"/></draw:frame></text:p>
      <text:p text:style-name="P1"><draw:frame draw:style-name="fr4" draw:name="graphics151" text:anchor-type="paragraph" svg:width="6.25in" svg:height="6.25in" draw:z-index="150"><draw:image xlink:href="Pictures/10000000000002580000025890FDB3BD.gif" xlink:type="simple" xlink:show="embed" xlink:actuate="onLoad"/></draw:frame></text:p>
      <text:p text:style-name="Standard"><draw:frame draw:style-name="fr5" draw:name="graphics152" text:anchor-type="paragraph" svg:width="2.0835in" svg:height="1.0417in" draw:z-index="151"><draw:image xlink:href="Pictures/10000000000000C800000064C18C3404.gif" xlink:type="simple" xlink:show="embed" xlink:actuate="onLoad"/></draw:frame><draw:frame draw:style-name="fr4" draw:name="graphics153" text:anchor-type="paragraph" svg:width="2.0835in" svg:height="1.0417in" draw:z-index="152"><draw:image xlink:href="Pictures/10000000000000C800000064AEBA4624.gif" xlink:type="simple" xlink:show="embed" xlink:actuate="onLoad"/></draw:frame><draw:frame draw:style-name="fr6" draw:name="graphics154" text:anchor-type="paragraph" svg:width="2.0835in" svg:height="1.0417in" draw:z-index="153"><draw:image xlink:href="Pictures/10000000000000C800000064CF2A6123.gif" xlink:type="simple" xlink:show="embed" xlink:actuate="onLoad"/></draw:frame></text:p>
      <text:p text:style-name="Standard"><draw:frame draw:style-name="fr5" draw:name="graphics155" text:anchor-type="paragraph" svg:width="2.0835in" svg:height="1.0417in" draw:z-index="154"><draw:image xlink:href="Pictures/10000000000000C8000000647E678027.gif" xlink:type="simple" xlink:show="embed" xlink:actuate="onLoad"/></draw:frame><draw:frame draw:style-name="fr4" draw:name="graphics156" text:anchor-type="paragraph" svg:width="2.0835in" svg:height="1.0417in" draw:z-index="155"><draw:image xlink:href="Pictures/10000000000000C8000000647BD5B6F0.gif" xlink:type="simple" xlink:show="embed" xlink:actuate="onLoad"/></draw:frame><draw:frame draw:style-name="fr6" draw:name="graphics157" text:anchor-type="paragraph" svg:width="2.0835in" svg:height="1.0417in" draw:z-index="156"><draw:image xlink:href="Pictures/10000000000000C800000064E36CECF9.gif" xlink:type="simple" xlink:show="embed" xlink:actuate="onLoad"/></draw:frame></text:p>
      <text:p text:style-name="Standard"><draw:frame draw:style-name="fr6" draw:name="graphics160" text:anchor-type="paragraph" svg:width="2.0835in" svg:height="1.0417in" draw:z-index="159"><draw:image xlink:href="Pictures/10000000000000C80000006496162DF7.gif" xlink:type="simple" xlink:show="embed" xlink:actuate="onLoad"/></draw:frame><draw:frame draw:style-name="fr4" draw:name="graphics159" text:anchor-type="paragraph" svg:width="2.0835in" svg:height="1.0417in" draw:z-index="158"><draw:image xlink:href="Pictures/10000000000000C800000064A210FF29.gif" xlink:type="simple" xlink:show="embed" xlink:actuate="onLoad"/></draw:frame><draw:frame draw:style-name="fr5" draw:name="graphics158" text:anchor-type="paragraph" svg:width="2.0835in" svg:height="1.0417in" draw:z-index="157"><draw:image xlink:href="Pictures/10000000000000C800000064D33EADB5.gif" xlink:type="simple" xlink:show="embed" xlink:actuate="onLoad"/></draw:frame></text:p>
      <text:p text:style-name="P1"><draw:frame draw:style-name="fr4" draw:name="graphics161" text:anchor-type="paragraph" svg:width="6.25in" svg:height="6.25in" draw:z-index="160"><draw:image xlink:href="Pictures/1000000000000258000002587B7507A6.gif" xlink:type="simple" xlink:show="embed" xlink:actuate="onLoad"/></draw:frame></text:p>
      <text:p text:style-name="Standard"><draw:frame draw:style-name="fr5" draw:name="graphics162" text:anchor-type="paragraph" svg:width="2.0835in" svg:height="1.0417in" draw:z-index="161"><draw:image xlink:href="Pictures/10000000000000C800000064520BE611.gif" xlink:type="simple" xlink:show="embed" xlink:actuate="onLoad"/></draw:frame><draw:frame draw:style-name="fr4" draw:name="graphics163" text:anchor-type="paragraph" svg:width="2.0835in" svg:height="1.0417in" draw:z-index="162"><draw:image xlink:href="Pictures/10000000000000C800000064D4F0A06A.gif" xlink:type="simple" xlink:show="embed" xlink:actuate="onLoad"/></draw:frame><draw:frame draw:style-name="fr6" draw:name="graphics164" text:anchor-type="paragraph" svg:width="2.0835in" svg:height="1.0417in" draw:z-index="163"><draw:image xlink:href="Pictures/10000000000000C80000006451509E3C.gif" xlink:type="simple" xlink:show="embed" xlink:actuate="onLoad"/></draw:frame></text:p>
      <text:p text:style-name="Standard"><draw:frame draw:style-name="fr5" draw:name="graphics165" text:anchor-type="paragraph" svg:width="2.0835in" svg:height="1.0417in" draw:z-index="164"><draw:image xlink:href="Pictures/10000000000000C8000000648C2A3F2F.gif" xlink:type="simple" xlink:show="embed" xlink:actuate="onLoad"/></draw:frame><draw:frame draw:style-name="fr4" draw:name="graphics166" text:anchor-type="paragraph" svg:width="2.0835in" svg:height="1.0417in" draw:z-index="165"><draw:image xlink:href="Pictures/10000000000000C800000064D03FF9CE.gif" xlink:type="simple" xlink:show="embed" xlink:actuate="onLoad"/></draw:frame><draw:frame draw:style-name="fr6" draw:name="graphics167" text:anchor-type="paragraph" svg:width="2.0835in" svg:height="1.0417in" draw:z-index="166"><draw:image xlink:href="Pictures/10000000000000C800000064FA36C946.gif" xlink:type="simple" xlink:show="embed" xlink:actuate="onLoad"/></draw:frame></text:p>
      <text:p text:style-name="Standard"><draw:frame draw:style-name="fr6" draw:name="graphics170" text:anchor-type="paragraph" svg:width="2.0835in" svg:height="1.0417in" draw:z-index="169"><draw:image xlink:href="Pictures/10000000000000C8000000640164E93A.gif" xlink:type="simple" xlink:show="embed" xlink:actuate="onLoad"/></draw:frame><draw:frame draw:style-name="fr4" draw:name="graphics169" text:anchor-type="paragraph" svg:width="2.0835in" svg:height="1.0417in" draw:z-index="168"><draw:image xlink:href="Pictures/10000000000000C800000064DFF56E74.gif" xlink:type="simple" xlink:show="embed" xlink:actuate="onLoad"/></draw:frame><draw:frame draw:style-name="fr5" draw:name="graphics168" text:anchor-type="paragraph" svg:width="2.0835in" svg:height="1.0417in" draw:z-index="167"><draw:image xlink:href="Pictures/10000000000000C800000064642CD5AA.gif" xlink:type="simple" xlink:show="embed" xlink:actuate="onLoad"/></draw:frame></text:p>
      <text:p text:style-name="P1"><draw:frame draw:style-name="fr4" draw:name="graphics171" text:anchor-type="paragraph" svg:width="6.25in" svg:height="6.25in" draw:z-index="170"><draw:image xlink:href="Pictures/100000000000025800000258DCEF0258.gif" xlink:type="simple" xlink:show="embed" xlink:actuate="onLoad"/></draw:frame></text:p>
      <text:p text:style-name="Standard"><draw:frame draw:style-name="fr5" draw:name="graphics172" text:anchor-type="paragraph" svg:width="2.0835in" svg:height="1.0417in" draw:z-index="171"><draw:image xlink:href="Pictures/10000000000000C800000064D0D50548.gif" xlink:type="simple" xlink:show="embed" xlink:actuate="onLoad"/></draw:frame><draw:frame draw:style-name="fr4" draw:name="graphics173" text:anchor-type="paragraph" svg:width="2.0835in" svg:height="1.0417in" draw:z-index="172"><draw:image xlink:href="Pictures/10000000000000C80000006415DD4A5B.gif" xlink:type="simple" xlink:show="embed" xlink:actuate="onLoad"/></draw:frame><draw:frame draw:style-name="fr6" draw:name="graphics174" text:anchor-type="paragraph" svg:width="2.0835in" svg:height="1.0417in" draw:z-index="173"><draw:image xlink:href="Pictures/10000000000000C80000006499CA3D34.gif" xlink:type="simple" xlink:show="embed" xlink:actuate="onLoad"/></draw:frame></text:p>
      <text:p text:style-name="Standard"><draw:frame draw:style-name="fr5" draw:name="graphics175" text:anchor-type="paragraph" svg:width="2.0835in" svg:height="1.0417in" draw:z-index="174"><draw:image xlink:href="Pictures/10000000000000C800000064D0381C85.gif" xlink:type="simple" xlink:show="embed" xlink:actuate="onLoad"/></draw:frame><draw:frame draw:style-name="fr4" draw:name="graphics176" text:anchor-type="paragraph" svg:width="2.0835in" svg:height="1.0417in" draw:z-index="175"><draw:image xlink:href="Pictures/10000000000000C800000064B472A84A.gif" xlink:type="simple" xlink:show="embed" xlink:actuate="onLoad"/></draw:frame><draw:frame draw:style-name="fr6" draw:name="graphics177" text:anchor-type="paragraph" svg:width="2.0835in" svg:height="1.0417in" draw:z-index="176"><draw:image xlink:href="Pictures/10000000000000C8000000642C1B3EF1.gif" xlink:type="simple" xlink:show="embed" xlink:actuate="onLoad"/></draw:frame></text:p>
      <text:p text:style-name="Standard"><draw:frame draw:style-name="fr6" draw:name="graphics180" text:anchor-type="paragraph" svg:width="2.0835in" svg:height="1.0417in" draw:z-index="179"><draw:image xlink:href="Pictures/10000000000000C8000000644609AE8C.gif" xlink:type="simple" xlink:show="embed" xlink:actuate="onLoad"/></draw:frame><draw:frame draw:style-name="fr4" draw:name="graphics179" text:anchor-type="paragraph" svg:width="2.0835in" svg:height="1.0417in" draw:z-index="178"><draw:image xlink:href="Pictures/10000000000000C80000006417F6F49A.gif" xlink:type="simple" xlink:show="embed" xlink:actuate="onLoad"/></draw:frame><draw:frame draw:style-name="fr5" draw:name="graphics178" text:anchor-type="paragraph" svg:width="2.0835in" svg:height="1.0417in" draw:z-index="177"><draw:image xlink:href="Pictures/10000000000000C80000006497019680.gif" xlink:type="simple" xlink:show="embed" xlink:actuate="onLoad"/></draw:frame></text:p>
      <text:p text:style-name="P1"><draw:frame draw:style-name="fr4" draw:name="graphics181" text:anchor-type="paragraph" svg:width="6.25in" svg:height="6.25in" draw:z-index="180"><draw:image xlink:href="Pictures/10000000000002580000025887C0F99A.gif" xlink:type="simple" xlink:show="embed" xlink:actuate="onLoad"/></draw:frame></text:p>
      <text:p text:style-name="Standard"><draw:frame draw:style-name="fr5" draw:name="graphics182" text:anchor-type="paragraph" svg:width="2.0835in" svg:height="1.0417in" draw:z-index="181"><draw:image xlink:href="Pictures/10000000000000C80000006474F0EB5A.gif" xlink:type="simple" xlink:show="embed" xlink:actuate="onLoad"/></draw:frame><draw:frame draw:style-name="fr4" draw:name="graphics183" text:anchor-type="paragraph" svg:width="2.0835in" svg:height="1.0417in" draw:z-index="182"><draw:image xlink:href="Pictures/10000000000000C800000064ADF1295E.gif" xlink:type="simple" xlink:show="embed" xlink:actuate="onLoad"/></draw:frame><draw:frame draw:style-name="fr6" draw:name="graphics184" text:anchor-type="paragraph" svg:width="2.0835in" svg:height="1.0417in" draw:z-index="183"><draw:image xlink:href="Pictures/10000000000000C800000064FA29673A.gif" xlink:type="simple" xlink:show="embed" xlink:actuate="onLoad"/></draw:frame></text:p>
      <text:p text:style-name="Standard"><draw:frame draw:style-name="fr5" draw:name="graphics185" text:anchor-type="paragraph" svg:width="2.0835in" svg:height="1.0417in" draw:z-index="184"><draw:image xlink:href="Pictures/10000000000000C800000064E72728F2.gif" xlink:type="simple" xlink:show="embed" xlink:actuate="onLoad"/></draw:frame><draw:frame draw:style-name="fr4" draw:name="graphics186" text:anchor-type="paragraph" svg:width="2.0835in" svg:height="1.0417in" draw:z-index="185"><draw:image xlink:href="Pictures/10000000000000C8000000648583054D.gif" xlink:type="simple" xlink:show="embed" xlink:actuate="onLoad"/></draw:frame><draw:frame draw:style-name="fr6" draw:name="graphics187" text:anchor-type="paragraph" svg:width="2.0835in" svg:height="1.0417in" draw:z-index="186"><draw:image xlink:href="Pictures/10000000000000C800000064F04C1758.gif" xlink:type="simple" xlink:show="embed" xlink:actuate="onLoad"/></draw:frame></text:p>
      <text:p text:style-name="Standard"><draw:frame draw:style-name="fr6" draw:name="graphics190" text:anchor-type="paragraph" svg:width="2.0835in" svg:height="1.0417in" draw:z-index="189"><draw:image xlink:href="Pictures/10000000000000C800000064F1C736FA.gif" xlink:type="simple" xlink:show="embed" xlink:actuate="onLoad"/></draw:frame><draw:frame draw:style-name="fr4" draw:name="graphics189" text:anchor-type="paragraph" svg:width="2.0835in" svg:height="1.0417in" draw:z-index="188"><draw:image xlink:href="Pictures/10000000000000C800000064520E2F52.gif" xlink:type="simple" xlink:show="embed" xlink:actuate="onLoad"/></draw:frame><draw:frame draw:style-name="fr5" draw:name="graphics188" text:anchor-type="paragraph" svg:width="2.0835in" svg:height="1.0417in" draw:z-index="187"><draw:image xlink:href="Pictures/10000000000000C8000000645EBDDE60.gif" xlink:type="simple" xlink:show="embed" xlink:actuate="onLoad"/></draw:frame></text:p>
      <text:p text:style-name="P1"><draw:frame draw:style-name="fr4" draw:name="graphics191" text:anchor-type="paragraph" svg:width="6.25in" svg:height="6.25in" draw:z-index="190"><draw:image xlink:href="Pictures/1000000000000258000002583AFE89CF.gif" xlink:type="simple" xlink:show="embed" xlink:actuate="onLoad"/></draw:frame></text:p>
      <text:p text:style-name="Standard"><draw:frame draw:style-name="fr5" draw:name="graphics192" text:anchor-type="paragraph" svg:width="2.0835in" svg:height="1.0417in" draw:z-index="191"><draw:image xlink:href="Pictures/10000000000000C800000064656CE5B8.gif" xlink:type="simple" xlink:show="embed" xlink:actuate="onLoad"/></draw:frame><draw:frame draw:style-name="fr4" draw:name="graphics193" text:anchor-type="paragraph" svg:width="2.0835in" svg:height="1.0417in" draw:z-index="192"><draw:image xlink:href="Pictures/10000000000000C8000000642D4CC68B.gif" xlink:type="simple" xlink:show="embed" xlink:actuate="onLoad"/></draw:frame><draw:frame draw:style-name="fr6" draw:name="graphics194" text:anchor-type="paragraph" svg:width="2.0835in" svg:height="1.0417in" draw:z-index="193"><draw:image xlink:href="Pictures/10000000000000C800000064438D9F5B.gif" xlink:type="simple" xlink:show="embed" xlink:actuate="onLoad"/></draw:frame></text:p>
      <text:p text:style-name="Standard"><draw:frame draw:style-name="fr5" draw:name="graphics195" text:anchor-type="paragraph" svg:width="2.0835in" svg:height="1.0417in" draw:z-index="194"><draw:image xlink:href="Pictures/10000000000000C800000064E2E94BEA.gif" xlink:type="simple" xlink:show="embed" xlink:actuate="onLoad"/></draw:frame><draw:frame draw:style-name="fr4" draw:name="graphics196" text:anchor-type="paragraph" svg:width="2.0835in" svg:height="1.0417in" draw:z-index="195"><draw:image xlink:href="Pictures/10000000000000C80000006434E9FA5D.gif" xlink:type="simple" xlink:show="embed" xlink:actuate="onLoad"/></draw:frame><draw:frame draw:style-name="fr6" draw:name="graphics197" text:anchor-type="paragraph" svg:width="2.0835in" svg:height="1.0417in" draw:z-index="196"><draw:image xlink:href="Pictures/10000000000000C80000006449E8EF39.gif" xlink:type="simple" xlink:show="embed" xlink:actuate="onLoad"/></draw:frame></text:p>
      <text:p text:style-name="Standard"><draw:frame draw:style-name="fr6" draw:name="graphics200" text:anchor-type="paragraph" svg:width="2.0835in" svg:height="1.0417in" draw:z-index="199"><draw:image xlink:href="Pictures/10000000000000C80000006413B9E85D.gif" xlink:type="simple" xlink:show="embed" xlink:actuate="onLoad"/></draw:frame><draw:frame draw:style-name="fr4" draw:name="graphics199" text:anchor-type="paragraph" svg:width="2.0835in" svg:height="1.0417in" draw:z-index="198"><draw:image xlink:href="Pictures/10000000000000C80000006407015005.gif" xlink:type="simple" xlink:show="embed" xlink:actuate="onLoad"/></draw:frame><draw:frame draw:style-name="fr5" draw:name="graphics198" text:anchor-type="paragraph" svg:width="2.0835in" svg:height="1.0417in" draw:z-index="197"><draw:image xlink:href="Pictures/10000000000000C8000000640FE827D4.gif" xlink:type="simple" xlink:show="embed" xlink:actuate="onLoad"/></draw:frame></text:p>
      <text:p text:style-name="P1"><draw:frame draw:style-name="fr4" draw:name="graphics201" text:anchor-type="paragraph" svg:width="6.25in" svg:height="6.25in" draw:z-index="200"><draw:image xlink:href="Pictures/100000000000025800000258331DF2F1.gif" xlink:type="simple" xlink:show="embed" xlink:actuate="onLoad"/></draw:frame></text:p>
      <text:p text:style-name="Standard"><draw:frame draw:style-name="fr5" draw:name="graphics202" text:anchor-type="paragraph" svg:width="2.0835in" svg:height="1.0417in" draw:z-index="201"><draw:image xlink:href="Pictures/10000000000000C80000006443DF50C7.gif" xlink:type="simple" xlink:show="embed" xlink:actuate="onLoad"/></draw:frame><draw:frame draw:style-name="fr4" draw:name="graphics203" text:anchor-type="paragraph" svg:width="2.0835in" svg:height="1.0417in" draw:z-index="202"><draw:image xlink:href="Pictures/10000000000000C800000064FFD33A0A.gif" xlink:type="simple" xlink:show="embed" xlink:actuate="onLoad"/></draw:frame><draw:frame draw:style-name="fr6" draw:name="graphics204" text:anchor-type="paragraph" svg:width="2.0835in" svg:height="1.0417in" draw:z-index="203"><draw:image xlink:href="Pictures/10000000000000C800000064AB17A97F.gif" xlink:type="simple" xlink:show="embed" xlink:actuate="onLoad"/></draw:frame></text:p>
      <text:p text:style-name="Standard"><draw:frame draw:style-name="fr5" draw:name="graphics205" text:anchor-type="paragraph" svg:width="2.0835in" svg:height="1.0417in" draw:z-index="204"><draw:image xlink:href="Pictures/10000000000000C80000006478686E11.gif" xlink:type="simple" xlink:show="embed" xlink:actuate="onLoad"/></draw:frame><draw:frame draw:style-name="fr4" draw:name="graphics206" text:anchor-type="paragraph" svg:width="2.0835in" svg:height="1.0417in" draw:z-index="205"><draw:image xlink:href="Pictures/10000000000000C80000006428703E8F.gif" xlink:type="simple" xlink:show="embed" xlink:actuate="onLoad"/></draw:frame><draw:frame draw:style-name="fr6" draw:name="graphics207" text:anchor-type="paragraph" svg:width="2.0835in" svg:height="1.0417in" draw:z-index="206"><draw:image xlink:href="Pictures/10000000000000C8000000644427FC07.gif" xlink:type="simple" xlink:show="embed" xlink:actuate="onLoad"/></draw:frame></text:p>
      <text:p text:style-name="Standard"><draw:frame draw:style-name="fr6" draw:name="graphics210" text:anchor-type="paragraph" svg:width="2.0835in" svg:height="1.0417in" draw:z-index="209"><draw:image xlink:href="Pictures/10000000000000C80000006489E9F1ED.gif" xlink:type="simple" xlink:show="embed" xlink:actuate="onLoad"/></draw:frame><draw:frame draw:style-name="fr4" draw:name="graphics209" text:anchor-type="paragraph" svg:width="2.0835in" svg:height="1.0417in" draw:z-index="208"><draw:image xlink:href="Pictures/10000000000000C8000000644FDF171F.gif" xlink:type="simple" xlink:show="embed" xlink:actuate="onLoad"/></draw:frame><draw:frame draw:style-name="fr5" draw:name="graphics208" text:anchor-type="paragraph" svg:width="2.0835in" svg:height="1.0417in" draw:z-index="207"><draw:image xlink:href="Pictures/10000000000000C8000000644FC25D69.gif" xlink:type="simple" xlink:show="embed" xlink:actuate="onLoad"/></draw:frame></text:p>
      <text:p text:style-name="P1"><draw:frame draw:style-name="fr4" draw:name="graphics211" text:anchor-type="paragraph" svg:width="6.25in" svg:height="6.25in" draw:z-index="210"><draw:image xlink:href="Pictures/100000000000025800000258AA61CA74.gif" xlink:type="simple" xlink:show="embed" xlink:actuate="onLoad"/></draw:frame></text:p>
      <text:p text:style-name="Standard"><draw:frame draw:style-name="fr5" draw:name="graphics212" text:anchor-type="paragraph" svg:width="2.0835in" svg:height="1.0417in" draw:z-index="211"><draw:image xlink:href="Pictures/10000000000000C800000064A016C03A.gif" xlink:type="simple" xlink:show="embed" xlink:actuate="onLoad"/></draw:frame><draw:frame draw:style-name="fr4" draw:name="graphics213" text:anchor-type="paragraph" svg:width="2.0835in" svg:height="1.0417in" draw:z-index="212"><draw:image xlink:href="Pictures/10000000000000C800000064069DE243.gif" xlink:type="simple" xlink:show="embed" xlink:actuate="onLoad"/></draw:frame><draw:frame draw:style-name="fr6" draw:name="graphics214" text:anchor-type="paragraph" svg:width="2.0835in" svg:height="1.0417in" draw:z-index="213"><draw:image xlink:href="Pictures/10000000000000C80000006400A47C25.gif" xlink:type="simple" xlink:show="embed" xlink:actuate="onLoad"/></draw:frame></text:p>
      <text:p text:style-name="Standard"><draw:frame draw:style-name="fr5" draw:name="graphics215" text:anchor-type="paragraph" svg:width="2.0835in" svg:height="1.0417in" draw:z-index="214"><draw:image xlink:href="Pictures/10000000000000C800000064DD4FB76D.gif" xlink:type="simple" xlink:show="embed" xlink:actuate="onLoad"/></draw:frame><draw:frame draw:style-name="fr4" draw:name="graphics216" text:anchor-type="paragraph" svg:width="2.0835in" svg:height="1.0417in" draw:z-index="215"><draw:image xlink:href="Pictures/10000000000000C800000064157D0BE2.gif" xlink:type="simple" xlink:show="embed" xlink:actuate="onLoad"/></draw:frame><draw:frame draw:style-name="fr6" draw:name="graphics217" text:anchor-type="paragraph" svg:width="2.0835in" svg:height="1.0417in" draw:z-index="216"><draw:image xlink:href="Pictures/10000000000000C8000000643E3D96DD.gif" xlink:type="simple" xlink:show="embed" xlink:actuate="onLoad"/></draw:frame></text:p>
      <text:p text:style-name="Standard"><draw:frame draw:style-name="fr6" draw:name="graphics220" text:anchor-type="paragraph" svg:width="2.0835in" svg:height="1.0417in" draw:z-index="219"><draw:image xlink:href="Pictures/10000000000000C8000000649C40BF92.gif" xlink:type="simple" xlink:show="embed" xlink:actuate="onLoad"/></draw:frame><draw:frame draw:style-name="fr4" draw:name="graphics219" text:anchor-type="paragraph" svg:width="2.0835in" svg:height="1.0417in" draw:z-index="218"><draw:image xlink:href="Pictures/10000000000000C8000000645D527940.gif" xlink:type="simple" xlink:show="embed" xlink:actuate="onLoad"/></draw:frame><draw:frame draw:style-name="fr5" draw:name="graphics218" text:anchor-type="paragraph" svg:width="2.0835in" svg:height="1.0417in" draw:z-index="217"><draw:image xlink:href="Pictures/10000000000000C80000006435D837B3.gif" xlink:type="simple" xlink:show="embed" xlink:actuate="onLoad"/></draw:frame></text:p>
      <text:p text:style-name="P1"><draw:frame draw:style-name="fr4" draw:name="graphics221" text:anchor-type="paragraph" svg:width="6.25in" svg:height="6.25in" draw:z-index="220"><draw:image xlink:href="Pictures/1000000000000258000002585E14F164.gif" xlink:type="simple" xlink:show="embed" xlink:actuate="onLoad"/></draw:frame></text:p>
      <text:p text:style-name="Standard"><draw:frame draw:style-name="fr5" draw:name="graphics222" text:anchor-type="paragraph" svg:width="2.0835in" svg:height="1.0417in" draw:z-index="221"><draw:image xlink:href="Pictures/10000000000000C80000006488D82368.gif" xlink:type="simple" xlink:show="embed" xlink:actuate="onLoad"/></draw:frame><draw:frame draw:style-name="fr4" draw:name="graphics223" text:anchor-type="paragraph" svg:width="2.0835in" svg:height="1.0417in" draw:z-index="222"><draw:image xlink:href="Pictures/10000000000000C800000064C0F07904.gif" xlink:type="simple" xlink:show="embed" xlink:actuate="onLoad"/></draw:frame><draw:frame draw:style-name="fr6" draw:name="graphics224" text:anchor-type="paragraph" svg:width="2.0835in" svg:height="1.0417in" draw:z-index="223"><draw:image xlink:href="Pictures/10000000000000C800000064AE3120D4.gif" xlink:type="simple" xlink:show="embed" xlink:actuate="onLoad"/></draw:frame></text:p>
      <text:p text:style-name="Standard"><draw:frame draw:style-name="fr5" draw:name="graphics225" text:anchor-type="paragraph" svg:width="2.0835in" svg:height="1.0417in" draw:z-index="224"><draw:image xlink:href="Pictures/10000000000000C800000064382F76E5.gif" xlink:type="simple" xlink:show="embed" xlink:actuate="onLoad"/></draw:frame><draw:frame draw:style-name="fr4" draw:name="graphics226" text:anchor-type="paragraph" svg:width="2.0835in" svg:height="1.0417in" draw:z-index="225"><draw:image xlink:href="Pictures/10000000000000C800000064AF8F26BA.gif" xlink:type="simple" xlink:show="embed" xlink:actuate="onLoad"/></draw:frame><draw:frame draw:style-name="fr6" draw:name="graphics227" text:anchor-type="paragraph" svg:width="2.0835in" svg:height="1.0417in" draw:z-index="226"><draw:image xlink:href="Pictures/10000000000000C800000064A45450B6.gif" xlink:type="simple" xlink:show="embed" xlink:actuate="onLoad"/></draw:frame></text:p>
      <text:p text:style-name="Standard"><draw:frame draw:style-name="fr6" draw:name="graphics230" text:anchor-type="paragraph" svg:width="2.0835in" svg:height="1.0417in" draw:z-index="229"><draw:image xlink:href="Pictures/10000000000000C800000064B491B7DF.gif" xlink:type="simple" xlink:show="embed" xlink:actuate="onLoad"/></draw:frame><draw:frame draw:style-name="fr4" draw:name="graphics229" text:anchor-type="paragraph" svg:width="2.0835in" svg:height="1.0417in" draw:z-index="228"><draw:image xlink:href="Pictures/10000000000000C800000064B38E65F6.gif" xlink:type="simple" xlink:show="embed" xlink:actuate="onLoad"/></draw:frame><draw:frame draw:style-name="fr5" draw:name="graphics228" text:anchor-type="paragraph" svg:width="2.0835in" svg:height="1.0417in" draw:z-index="227"><draw:image xlink:href="Pictures/10000000000000C800000064E254985B.gif" xlink:type="simple" xlink:show="embed" xlink:actuate="onLoad"/></draw:frame></text:p>
      <text:p text:style-name="P1"><draw:frame draw:style-name="fr4" draw:name="graphics231" text:anchor-type="paragraph" svg:width="6.25in" svg:height="6.25in" draw:z-index="230"><draw:image xlink:href="Pictures/100000000000025800000258B23DD0A1.gif" xlink:type="simple" xlink:show="embed" xlink:actuate="onLoad"/></draw:frame></text:p>
      <text:p text:style-name="Standard"><draw:frame draw:style-name="fr5" draw:name="graphics232" text:anchor-type="paragraph" svg:width="2.0835in" svg:height="1.0417in" draw:z-index="231"><draw:image xlink:href="Pictures/10000000000000C800000064DA1D0BCF.gif" xlink:type="simple" xlink:show="embed" xlink:actuate="onLoad"/></draw:frame><draw:frame draw:style-name="fr4" draw:name="graphics233" text:anchor-type="paragraph" svg:width="2.0835in" svg:height="1.0417in" draw:z-index="232"><draw:image xlink:href="Pictures/10000000000000C80000006452DE38B1.gif" xlink:type="simple" xlink:show="embed" xlink:actuate="onLoad"/></draw:frame><draw:frame draw:style-name="fr6" draw:name="graphics234" text:anchor-type="paragraph" svg:width="2.0835in" svg:height="1.0417in" draw:z-index="233"><draw:image xlink:href="Pictures/10000000000000C8000000649F8DC749.gif" xlink:type="simple" xlink:show="embed" xlink:actuate="onLoad"/></draw:frame></text:p>
      <text:p text:style-name="Standard"><draw:frame draw:style-name="fr5" draw:name="graphics235" text:anchor-type="paragraph" svg:width="2.0835in" svg:height="1.0417in" draw:z-index="234"><draw:image xlink:href="Pictures/10000000000000C800000064CF600F0C.gif" xlink:type="simple" xlink:show="embed" xlink:actuate="onLoad"/></draw:frame><draw:frame draw:style-name="fr4" draw:name="graphics236" text:anchor-type="paragraph" svg:width="2.0835in" svg:height="1.0417in" draw:z-index="235"><draw:image xlink:href="Pictures/10000000000000C8000000645AE9D654.gif" xlink:type="simple" xlink:show="embed" xlink:actuate="onLoad"/></draw:frame><draw:frame draw:style-name="fr6" draw:name="graphics237" text:anchor-type="paragraph" svg:width="2.0835in" svg:height="1.0417in" draw:z-index="236"><draw:image xlink:href="Pictures/10000000000000C80000006434EB9033.gif" xlink:type="simple" xlink:show="embed" xlink:actuate="onLoad"/></draw:frame></text:p>
      <text:p text:style-name="Standard"><draw:frame draw:style-name="fr6" draw:name="graphics240" text:anchor-type="paragraph" svg:width="2.0835in" svg:height="1.0417in" draw:z-index="239"><draw:image xlink:href="Pictures/10000000000000C800000064F799D5B1.gif" xlink:type="simple" xlink:show="embed" xlink:actuate="onLoad"/></draw:frame><draw:frame draw:style-name="fr4" draw:name="graphics239" text:anchor-type="paragraph" svg:width="2.0835in" svg:height="1.0417in" draw:z-index="238"><draw:image xlink:href="Pictures/10000000000000C800000064B2770E27.gif" xlink:type="simple" xlink:show="embed" xlink:actuate="onLoad"/></draw:frame><draw:frame draw:style-name="fr5" draw:name="graphics238" text:anchor-type="paragraph" svg:width="2.0835in" svg:height="1.0417in" draw:z-index="237"><draw:image xlink:href="Pictures/10000000000000C800000064AAF18CDF.gif" xlink:type="simple" xlink:show="embed" xlink:actuate="onLoad"/></draw:frame></text:p>
      <text:p text:style-name="P1"><draw:frame draw:style-name="fr4" draw:name="graphics241" text:anchor-type="paragraph" svg:width="6.25in" svg:height="6.25in" draw:z-index="240"><draw:image xlink:href="Pictures/100000000000025800000258F205024B.gif" xlink:type="simple" xlink:show="embed" xlink:actuate="onLoad"/></draw:frame></text:p>
      <text:p text:style-name="Standard"><draw:frame draw:style-name="fr5" draw:name="graphics242" text:anchor-type="paragraph" svg:width="2.0835in" svg:height="1.0417in" draw:z-index="241"><draw:image xlink:href="Pictures/10000000000000C800000064F41268AC.gif" xlink:type="simple" xlink:show="embed" xlink:actuate="onLoad"/></draw:frame><draw:frame draw:style-name="fr4" draw:name="graphics243" text:anchor-type="paragraph" svg:width="2.0835in" svg:height="1.0417in" draw:z-index="242"><draw:image xlink:href="Pictures/10000000000000C8000000640028D83E.gif" xlink:type="simple" xlink:show="embed" xlink:actuate="onLoad"/></draw:frame><draw:frame draw:style-name="fr6" draw:name="graphics244" text:anchor-type="paragraph" svg:width="2.0835in" svg:height="1.0417in" draw:z-index="243"><draw:image xlink:href="Pictures/10000000000000C8000000648588E668.gif" xlink:type="simple" xlink:show="embed" xlink:actuate="onLoad"/></draw:frame></text:p>
      <text:p text:style-name="Standard"><draw:frame draw:style-name="fr5" draw:name="graphics245" text:anchor-type="paragraph" svg:width="2.0835in" svg:height="1.0417in" draw:z-index="244"><draw:image xlink:href="Pictures/10000000000000C800000064BD71AAA9.gif" xlink:type="simple" xlink:show="embed" xlink:actuate="onLoad"/></draw:frame><draw:frame draw:style-name="fr4" draw:name="graphics246" text:anchor-type="paragraph" svg:width="2.0835in" svg:height="1.0417in" draw:z-index="245"><draw:image xlink:href="Pictures/10000000000000C800000064BA53C5E4.gif" xlink:type="simple" xlink:show="embed" xlink:actuate="onLoad"/></draw:frame><draw:frame draw:style-name="fr6" draw:name="graphics247" text:anchor-type="paragraph" svg:width="2.0835in" svg:height="1.0417in" draw:z-index="246"><draw:image xlink:href="Pictures/10000000000000C8000000642EEEB112.gif" xlink:type="simple" xlink:show="embed" xlink:actuate="onLoad"/></draw:frame></text:p>
      <text:p text:style-name="Standard"><draw:frame draw:style-name="fr6" draw:name="graphics250" text:anchor-type="paragraph" svg:width="2.0835in" svg:height="1.0417in" draw:z-index="249"><draw:image xlink:href="Pictures/10000000000000C8000000649F287163.gif" xlink:type="simple" xlink:show="embed" xlink:actuate="onLoad"/></draw:frame><draw:frame draw:style-name="fr4" draw:name="graphics249" text:anchor-type="paragraph" svg:width="2.0835in" svg:height="1.0417in" draw:z-index="248"><draw:image xlink:href="Pictures/10000000000000C800000064B87E36FB.gif" xlink:type="simple" xlink:show="embed" xlink:actuate="onLoad"/></draw:frame><draw:frame draw:style-name="fr5" draw:name="graphics248" text:anchor-type="paragraph" svg:width="2.0835in" svg:height="1.0417in" draw:z-index="247"><draw:image xlink:href="Pictures/10000000000000C800000064B0F4ADFE.gif" xlink:type="simple" xlink:show="embed" xlink:actuate="onLoad"/></draw:frame></text:p>
      <text:p text:style-name="P1"><draw:frame draw:style-name="fr4" draw:name="graphics251" text:anchor-type="paragraph" svg:width="6.25in" svg:height="6.25in" draw:z-index="250"><draw:image xlink:href="Pictures/100000000000025800000258DEE7D26B.gif" xlink:type="simple" xlink:show="embed" xlink:actuate="onLoad"/></draw:frame></text:p>
      <text:p text:style-name="Standard"><draw:frame draw:style-name="fr5" draw:name="graphics252" text:anchor-type="paragraph" svg:width="2.0835in" svg:height="1.0417in" draw:z-index="251"><draw:image xlink:href="Pictures/10000000000000C800000064E611DD86.gif" xlink:type="simple" xlink:show="embed" xlink:actuate="onLoad"/></draw:frame><draw:frame draw:style-name="fr4" draw:name="graphics253" text:anchor-type="paragraph" svg:width="2.0835in" svg:height="1.0417in" draw:z-index="252"><draw:image xlink:href="Pictures/10000000000000C8000000649E3519CF.gif" xlink:type="simple" xlink:show="embed" xlink:actuate="onLoad"/></draw:frame><draw:frame draw:style-name="fr6" draw:name="graphics254" text:anchor-type="paragraph" svg:width="2.0835in" svg:height="1.0417in" draw:z-index="253"><draw:image xlink:href="Pictures/10000000000000C8000000648B898A8E.gif" xlink:type="simple" xlink:show="embed" xlink:actuate="onLoad"/></draw:frame></text:p>
      <text:p text:style-name="Standard"><draw:frame draw:style-name="fr5" draw:name="graphics255" text:anchor-type="paragraph" svg:width="2.0835in" svg:height="1.0417in" draw:z-index="254"><draw:image xlink:href="Pictures/10000000000000C8000000648B7575D7.gif" xlink:type="simple" xlink:show="embed" xlink:actuate="onLoad"/></draw:frame><draw:frame draw:style-name="fr4" draw:name="graphics256" text:anchor-type="paragraph" svg:width="2.0835in" svg:height="1.0417in" draw:z-index="255"><draw:image xlink:href="Pictures/10000000000000C800000064BD537397.gif" xlink:type="simple" xlink:show="embed" xlink:actuate="onLoad"/></draw:frame><draw:frame draw:style-name="fr6" draw:name="graphics257" text:anchor-type="paragraph" svg:width="2.0835in" svg:height="1.0417in" draw:z-index="256"><draw:image xlink:href="Pictures/10000000000000C8000000643E58894B.gif" xlink:type="simple" xlink:show="embed" xlink:actuate="onLoad"/></draw:frame></text:p>
      <text:p text:style-name="Standard"><draw:frame draw:style-name="fr6" draw:name="graphics260" text:anchor-type="paragraph" svg:width="2.0835in" svg:height="1.0417in" draw:z-index="259"><draw:image xlink:href="Pictures/10000000000000C8000000644D2DC28F.gif" xlink:type="simple" xlink:show="embed" xlink:actuate="onLoad"/></draw:frame><draw:frame draw:style-name="fr4" draw:name="graphics259" text:anchor-type="paragraph" svg:width="2.0835in" svg:height="1.0417in" draw:z-index="258"><draw:image xlink:href="Pictures/10000000000000C800000064767D8378.gif" xlink:type="simple" xlink:show="embed" xlink:actuate="onLoad"/></draw:frame><draw:frame draw:style-name="fr5" draw:name="graphics258" text:anchor-type="paragraph" svg:width="2.0835in" svg:height="1.0417in" draw:z-index="257"><draw:image xlink:href="Pictures/10000000000000C800000064C7EC3201.gif" xlink:type="simple" xlink:show="embed" xlink:actuate="onLoad"/></draw:frame></text:p>
      <text:p text:style-name="P1"><draw:frame draw:style-name="fr4" draw:name="graphics261" text:anchor-type="paragraph" svg:width="6.25in" svg:height="6.25in" draw:z-index="260"><draw:image xlink:href="Pictures/1000000000000258000002587BC5C660.gif" xlink:type="simple" xlink:show="embed" xlink:actuate="onLoad"/></draw:frame></text:p>
      <text:p text:style-name="Standard"><draw:frame draw:style-name="fr5" draw:name="graphics262" text:anchor-type="paragraph" svg:width="2.0835in" svg:height="1.0417in" draw:z-index="261"><draw:image xlink:href="Pictures/10000000000000C800000064A4A19842.gif" xlink:type="simple" xlink:show="embed" xlink:actuate="onLoad"/></draw:frame><draw:frame draw:style-name="fr4" draw:name="graphics263" text:anchor-type="paragraph" svg:width="2.0835in" svg:height="1.0417in" draw:z-index="262"><draw:image xlink:href="Pictures/10000000000000C800000064DF875275.gif" xlink:type="simple" xlink:show="embed" xlink:actuate="onLoad"/></draw:frame><draw:frame draw:style-name="fr6" draw:name="graphics264" text:anchor-type="paragraph" svg:width="2.0835in" svg:height="1.0417in" draw:z-index="263"><draw:image xlink:href="Pictures/10000000000000C8000000640336B40D.gif" xlink:type="simple" xlink:show="embed" xlink:actuate="onLoad"/></draw:frame></text:p>
      <text:p text:style-name="Standard"><draw:frame draw:style-name="fr5" draw:name="graphics265" text:anchor-type="paragraph" svg:width="2.0835in" svg:height="1.0417in" draw:z-index="264"><draw:image xlink:href="Pictures/10000000000000C8000000644CA5BB9B.gif" xlink:type="simple" xlink:show="embed" xlink:actuate="onLoad"/></draw:frame><draw:frame draw:style-name="fr4" draw:name="graphics266" text:anchor-type="paragraph" svg:width="2.0835in" svg:height="1.0417in" draw:z-index="265"><draw:image xlink:href="Pictures/10000000000000C80000006414B46FF6.gif" xlink:type="simple" xlink:show="embed" xlink:actuate="onLoad"/></draw:frame><draw:frame draw:style-name="fr6" draw:name="graphics267" text:anchor-type="paragraph" svg:width="2.0835in" svg:height="1.0417in" draw:z-index="266"><draw:image xlink:href="Pictures/10000000000000C8000000640953C46F.gif" xlink:type="simple" xlink:show="embed" xlink:actuate="onLoad"/></draw:frame></text:p>
      <text:p text:style-name="Standard"><draw:frame draw:style-name="fr6" draw:name="graphics270" text:anchor-type="paragraph" svg:width="2.0835in" svg:height="1.0417in" draw:z-index="269"><draw:image xlink:href="Pictures/10000000000000C800000064C592FC0C.gif" xlink:type="simple" xlink:show="embed" xlink:actuate="onLoad"/></draw:frame><draw:frame draw:style-name="fr4" draw:name="graphics269" text:anchor-type="paragraph" svg:width="2.0835in" svg:height="1.0417in" draw:z-index="268"><draw:image xlink:href="Pictures/10000000000000C800000064A1BACD28.gif" xlink:type="simple" xlink:show="embed" xlink:actuate="onLoad"/></draw:frame><draw:frame draw:style-name="fr5" draw:name="graphics268" text:anchor-type="paragraph" svg:width="2.0835in" svg:height="1.0417in" draw:z-index="267"><draw:image xlink:href="Pictures/10000000000000C8000000640DFD1FB9.gif" xlink:type="simple" xlink:show="embed" xlink:actuate="onLoad"/></draw:frame></text:p>
      <text:p text:style-name="P1"><draw:frame draw:style-name="fr4" draw:name="graphics271" text:anchor-type="paragraph" svg:width="6.25in" svg:height="6.25in" draw:z-index="270"><draw:image xlink:href="Pictures/100000000000025800000258A5CDACF2.gif" xlink:type="simple" xlink:show="embed" xlink:actuate="onLoad"/></draw:frame></text:p>
      <text:p text:style-name="Standard"><draw:frame draw:style-name="fr5" draw:name="graphics272" text:anchor-type="paragraph" svg:width="2.0835in" svg:height="1.0417in" draw:z-index="271"><draw:image xlink:href="Pictures/10000000000000C8000000646BC730C9.gif" xlink:type="simple" xlink:show="embed" xlink:actuate="onLoad"/></draw:frame><draw:frame draw:style-name="fr4" draw:name="graphics273" text:anchor-type="paragraph" svg:width="2.0835in" svg:height="1.0417in" draw:z-index="272"><draw:image xlink:href="Pictures/10000000000000C800000064E578BD0A.gif" xlink:type="simple" xlink:show="embed" xlink:actuate="onLoad"/></draw:frame><draw:frame draw:style-name="fr6" draw:name="graphics274" text:anchor-type="paragraph" svg:width="2.0835in" svg:height="1.0417in" draw:z-index="273"><draw:image xlink:href="Pictures/10000000000000C800000064F0C42E4B.gif" xlink:type="simple" xlink:show="embed" xlink:actuate="onLoad"/></draw:frame></text:p>
      <text:p text:style-name="Standard"><draw:frame draw:style-name="fr5" draw:name="graphics275" text:anchor-type="paragraph" svg:width="2.0835in" svg:height="1.0417in" draw:z-index="274"><draw:image xlink:href="Pictures/10000000000000C800000064C67F4447.gif" xlink:type="simple" xlink:show="embed" xlink:actuate="onLoad"/></draw:frame><draw:frame draw:style-name="fr4" draw:name="graphics276" text:anchor-type="paragraph" svg:width="2.0835in" svg:height="1.0417in" draw:z-index="275"><draw:image xlink:href="Pictures/10000000000000C8000000646D4D22D5.gif" xlink:type="simple" xlink:show="embed" xlink:actuate="onLoad"/></draw:frame><draw:frame draw:style-name="fr6" draw:name="graphics277" text:anchor-type="paragraph" svg:width="2.0835in" svg:height="1.0417in" draw:z-index="276"><draw:image xlink:href="Pictures/10000000000000C8000000645BA27931.gif" xlink:type="simple" xlink:show="embed" xlink:actuate="onLoad"/></draw:frame></text:p>
      <text:p text:style-name="Standard"><draw:frame draw:style-name="fr5" draw:name="graphics278" text:anchor-type="paragraph" svg:width="2.0835in" svg:height="1.0417in" draw:z-index="277"><draw:image xlink:href="Pictures/10000000000000C8000000647C5B39FB.gif" xlink:type="simple" xlink:show="embed" xlink:actuate="onLoad"/></draw:frame><draw:frame draw:style-name="fr4" draw:name="graphics279" text:anchor-type="paragraph" svg:width="2.0835in" svg:height="1.0417in" draw:z-index="278"><draw:image xlink:href="Pictures/10000000000000C80000006440EA00FC.gif" xlink:type="simple" xlink:show="embed" xlink:actuate="onLoad"/></draw:frame><draw:frame draw:style-name="fr6" draw:name="graphics280" text:anchor-type="paragraph" svg:width="2.0835in" svg:height="1.0417in" draw:z-index="279"><draw:image xlink:href="Pictures/10000000000000C80000006462588937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5M52S</meta:editing-duration>
    <meta:editing-cycles>7</meta:editing-cycles>
    <meta:generator>OpenOffice/4.1.5$Win32 OpenOffice.org_project/415m1$Build-9789</meta:generator>
    <dc:date>2018-10-16T10:20:43.83</dc:date>
    <dc:creator>Mark Ferguson</dc:creator>
    <meta:document-statistic meta:table-count="0" meta:image-count="280" meta:object-count="0" meta:page-count="28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